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25e2c8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27aa178" officeooo:paragraph-rsid="036ce7a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36ce7a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officeooo:paragraph-rsid="0322a53c" style:font-size-asian="12pt" style:font-size-complex="12pt"/>
    </style:style>
    <style:style style:name="P6" style:family="paragraph" style:parent-style-name="Standard">
      <style:paragraph-properties fo:line-height="100%"/>
      <style:text-properties fo:color="#000000" style:font-name="Ubuntu3" fo:font-size="12pt" fo:language="nl" fo:country="NL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7" style:family="paragraph" style:parent-style-name="Standard">
      <style:paragraph-properties fo:line-height="100%"/>
      <style:text-properties fo:color="#0047ff" style:font-name="Ubuntu3" fo:font-size="12pt" fo:language="nl" fo:country="NL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text-properties officeooo:paragraph-rsid="03e81cf7"/>
    </style:style>
    <style:style style:name="P9" style:family="paragraph" style:parent-style-name="Footnote">
      <style:text-properties officeooo:paragraph-rsid="00dfc841"/>
    </style:style>
    <style:style style:name="P10" style:family="paragraph" style:parent-style-name="Footnote">
      <style:text-properties officeooo:paragraph-rsid="01b753db"/>
    </style:style>
    <style:style style:name="P11" style:family="paragraph" style:parent-style-name="Footnote">
      <style:text-properties officeooo:paragraph-rsid="0384a15c"/>
    </style:style>
    <style:style style:name="P12" style:family="paragraph" style:parent-style-name="Footnote">
      <style:text-properties officeooo:paragraph-rsid="038afcde"/>
    </style:style>
    <style:style style:name="P13" style:family="paragraph" style:parent-style-name="Footnote">
      <style:text-properties officeooo:rsid="03a5c708" officeooo:paragraph-rsid="03b6004f"/>
    </style:style>
    <style:style style:name="P14" style:family="paragraph" style:parent-style-name="Footnote">
      <style:text-properties officeooo:rsid="043ccc66" officeooo:paragraph-rsid="046b982c"/>
    </style:style>
    <style:style style:name="P15" style:family="paragraph" style:parent-style-name="Footnote">
      <style:text-properties officeooo:rsid="04965694" officeooo:paragraph-rsid="04965694"/>
    </style:style>
    <style:style style:name="P16" style:family="paragraph" style:parent-style-name="Footnote">
      <style:text-properties officeooo:paragraph-rsid="00dfc841"/>
    </style:style>
    <style:style style:name="P17" style:family="paragraph" style:parent-style-name="Footnote">
      <style:text-properties officeooo:rsid="043ccc66" officeooo:paragraph-rsid="04408454"/>
    </style:style>
    <style:style style:name="P1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f1de2"/>
    </style:style>
    <style:style style:name="P1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36efb19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44f1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e417a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13df71" officeooo:paragraph-rsid="0213df7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44f1b8" fo:background-color="transparent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font-style="normal" officeooo:paragraph-rsid="03c45a36" style:font-size-asian="12pt" style:font-style-asian="normal" style:font-size-complex="12pt" style:font-style-complex="normal"/>
    </style:style>
    <style:style style:name="P2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36a3a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officeooo:paragraph-rsid="03f6e646" fo:background-color="transparent" style:language-asian="nl" style:country-asian="NL" style:font-weight-asian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paragraph-rsid="03c45a36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c61462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ff0844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78e82a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4f1b8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e417a8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01e7a0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03d879"/>
    </style:style>
    <style:style style:name="P40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paragraph-rsid="020026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20d9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2"/>
    <style:style style:name="P43" style:family="paragraph" style:parent-style-name="Standard" style:list-style-name="L2">
      <style:text-properties officeooo:paragraph-rsid="025644b9"/>
    </style:style>
    <style:style style:name="P44" style:family="paragraph" style:parent-style-name="Standard" style:list-style-name="L2">
      <style:text-properties officeooo:paragraph-rsid="03fb936e"/>
    </style:style>
    <style:style style:name="P45" style:family="paragraph" style:parent-style-name="Standard" style:list-style-name="L2">
      <style:text-properties officeooo:paragraph-rsid="03eeb23e"/>
    </style:style>
    <style:style style:name="P46" style:family="paragraph" style:parent-style-name="Standard" style:list-style-name="L2">
      <style:text-properties officeooo:paragraph-rsid="02b3e898"/>
    </style:style>
    <style:style style:name="P47" style:family="paragraph" style:parent-style-name="Standard" style:list-style-name="L2">
      <style:text-properties officeooo:paragraph-rsid="0278e82a"/>
    </style:style>
    <style:style style:name="P48" style:family="paragraph" style:parent-style-name="Standard" style:list-style-name="L2">
      <style:text-properties officeooo:paragraph-rsid="02a9fb4b"/>
    </style:style>
    <style:style style:name="P49" style:family="paragraph" style:parent-style-name="Standard" style:list-style-name="L2">
      <style:text-properties officeooo:paragraph-rsid="0300faf1"/>
    </style:style>
    <style:style style:name="P50" style:family="paragraph" style:parent-style-name="Standard" style:list-style-name="L2">
      <style:text-properties officeooo:paragraph-rsid="034ce4c3"/>
    </style:style>
    <style:style style:name="P51" style:family="paragraph" style:parent-style-name="Standard" style:list-style-name="L2">
      <style:text-properties officeooo:paragraph-rsid="03e21f67"/>
    </style:style>
    <style:style style:name="P52" style:family="paragraph" style:parent-style-name="Standard" style:list-style-name="L2">
      <style:text-properties officeooo:paragraph-rsid="03efedaf"/>
    </style:style>
    <style:style style:name="P53" style:family="paragraph" style:parent-style-name="Standard" style:list-style-name="L2">
      <style:text-properties officeooo:paragraph-rsid="03648b9d"/>
    </style:style>
    <style:style style:name="P54" style:family="paragraph" style:parent-style-name="Standard" style:list-style-name="L2">
      <style:text-properties officeooo:paragraph-rsid="03fff1be"/>
    </style:style>
    <style:style style:name="P55" style:family="paragraph" style:parent-style-name="Standard" style:list-style-name="L2">
      <style:text-properties officeooo:paragraph-rsid="0401804b"/>
    </style:style>
    <style:style style:name="P56" style:family="paragraph" style:parent-style-name="Standard" style:list-style-name="L2">
      <style:text-properties style:font-name="Ubuntu3" fo:font-size="12pt" officeooo:rsid="01c83610" officeooo:paragraph-rsid="00caceeb" style:font-size-asian="12pt" style:font-size-complex="12pt"/>
    </style:style>
    <style:style style:name="P57" style:family="paragraph" style:parent-style-name="Standard" style:list-style-name="L2">
      <style:text-properties fo:color="#000000" style:font-name="Ubuntu3" fo:font-size="12pt" officeooo:paragraph-rsid="00805385" style:font-size-asian="12pt" style:font-size-complex="12pt"/>
    </style:style>
    <style:style style:name="P58" style:family="paragraph" style:parent-style-name="Standard" style:list-style-name="L2">
      <style:text-properties fo:color="#000000" style:font-name="Ubuntu3" fo:font-size="12pt" fo:font-style="normal" officeooo:paragraph-rsid="03648b9d" style:font-size-asian="12pt" style:font-style-asian="normal" style:font-size-complex="12pt" style:font-style-complex="normal"/>
    </style:style>
    <style:style style:name="P59" style:family="paragraph" style:parent-style-name="Standard" style:list-style-name="L2">
      <style:text-properties fo:color="#000000" style:font-name="Ubuntu3" fo:font-size="12pt" fo:language="nl" fo:country="NL" fo:font-weight="normal" officeooo:rsid="000cf346" officeooo:paragraph-rsid="03648b9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000000" style:font-name="Ubuntu3" fo:font-size="12pt" fo:language="nl" fo:country="NL" fo:font-weight="normal" officeooo:rsid="000cf346" officeooo:paragraph-rsid="03648b9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color="#000000" style:font-name="Ubuntu3" fo:font-size="9.5pt" fo:language="nl" fo:country="NL" fo:font-weight="normal" officeooo:rsid="02e5ade6" officeooo:paragraph-rsid="0364e49c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62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3bab4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3" style:family="paragraph" style:parent-style-name="Standard" style:list-style-name="L2">
      <style:text-properties fo:color="#000000" style:text-line-through-style="none" style:text-line-through-type="none" fo:language="nl" fo:country="NL" style:text-underline-style="none" fo:font-weight="normal" officeooo:rsid="03b30bf1" officeooo:paragraph-rsid="03e21f67" style:font-size-asian="12pt" style:language-asian="nl" style:country-asian="NL" style:font-weight-asian="normal" style:font-name-complex="Bitstream Vera Sans" style:font-size-complex="12pt" style:font-weight-complex="normal" fo:padding="0.049cm" fo:border-left="none" fo:border-right="none" fo:border-top="none" fo:border-bottom="0.06pt solid #000000" style:shadow="none"/>
    </style:style>
    <style:style style:name="P64" style:family="paragraph" style:parent-style-name="Standard" style:list-style-name="L2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officeooo:paragraph-rsid="03fff1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P65" style:family="paragraph" style:parent-style-name="Standard" style:list-style-name="L2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officeooo:paragraph-rsid="0401804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P6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7" style:family="paragraph">
      <style:paragraph-properties fo:text-align="start"/>
      <style:text-properties style:text-line-through-style="none" style:text-line-through-type="none" style:font-name="Ubuntu" fo:font-size="8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officeooo:rsid="02907b8c" style:font-size-asian="12pt" style:font-size-complex="12pt"/>
    </style:style>
    <style:style style:name="T3" style:family="text">
      <style:text-properties style:font-name="Ubuntu3" fo:font-size="12pt" officeooo:rsid="02d857ce" style:font-size-asian="12pt" style:font-size-complex="12pt"/>
    </style:style>
    <style:style style:name="T4" style:family="text">
      <style:text-properties style:font-name="Ubuntu3" fo:font-size="12pt" officeooo:rsid="01c83610" style:font-size-asian="12pt" style:font-size-complex="12pt"/>
    </style:style>
    <style:style style:name="T5" style:family="text">
      <style:text-properties style:font-name="Ubuntu3" fo:font-size="12pt" officeooo:rsid="01657261" style:font-size-asian="12pt" style:font-size-complex="12pt"/>
    </style:style>
    <style:style style:name="T6" style:family="text">
      <style:text-properties style:font-name="Ubuntu3" fo:font-size="12pt" officeooo:rsid="0371cd02" style:font-size-asian="12pt" style:font-size-complex="12pt"/>
    </style:style>
    <style:style style:name="T7" style:family="text">
      <style:text-properties style:font-name="Ubuntu3" fo:font-size="12pt" officeooo:rsid="00bddfbe" style:font-size-asian="12pt" style:font-size-complex="12pt"/>
    </style:style>
    <style:style style:name="T8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Ubuntu3" fo:font-size="11pt" style:font-size-asian="11pt" style:font-size-complex="11pt"/>
    </style:style>
    <style:style style:name="T15" style:family="text">
      <style:text-properties style:font-name="Ubuntu3" fo:font-size="10pt" style:font-size-asian="10pt" style:font-size-complex="10pt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19fe3c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language="nl" fo:country="NL" officeooo:rsid="0252353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f79a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4a15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cca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ba48f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584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72a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f084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aed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4105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386e3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7570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d5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117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ea60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be30f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e81cf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24e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48f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1cbcf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bb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2f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76b5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c30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3e5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17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22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0dc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9f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19ce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04c1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be30f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3e8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3f8d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5c0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72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6c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882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78c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1f6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27ee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f66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263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eb9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19c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04c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d888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a6027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c36b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fc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a6a1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8854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69e7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9aa3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8bed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c304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5e3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a9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27ee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9a6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2e6e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3856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5596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87529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0e2b2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48fa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6e95e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76b5d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72c6f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da581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26f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3bd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8edd2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7bad96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2f657a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38bed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3c304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9aa33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1e3e58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name-asian="Times New Roman" style:font-size-asian="12pt" style:language-asian="nl" style:country-asian="NL" style:font-style-asian="normal" style:font-name-complex="Bitstream Vera Sans" style:font-size-complex="12pt" style:language-complex="ar" style:country-complex="SA" style:font-style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f757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bddfbe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7bad9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47" style:family="text">
      <style:text-properties fo:color="#000000" style:text-line-through-style="none" style:text-line-through-type="none" style:font-name="Ubuntu3" fo:font-size="12pt" style:text-underline-style="none" officeooo:rsid="01492873" style:font-size-asian="12pt" style:font-size-complex="12pt"/>
    </style:style>
    <style:style style:name="T148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49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50" style:family="text">
      <style:text-properties fo:color="#000000" style:text-line-through-style="none" style:text-line-through-type="none" style:font-name="Ubuntu3" fo:font-size="12pt" style:text-underline-style="none" officeooo:rsid="03900f5c" style:font-size-asian="12pt" style:font-size-complex="12pt"/>
    </style:style>
    <style:style style:name="T151" style:family="text">
      <style:text-properties fo:color="#000000" style:text-line-through-style="none" style:text-line-through-type="none" style:font-name="Ubuntu3" fo:language="nl" fo:country="NL" fo:font-style="normal" fo:font-weight="normal" officeooo:rsid="04268a7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language="nl" fo:country="NL" fo:font-style="normal" fo:font-weight="normal" officeooo:rsid="0412ef2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language="nl" fo:country="NL" fo:font-style="normal" fo:font-weight="normal" officeooo:rsid="04279af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language="nl" fo:country="NL" fo:font-style="normal" fo:font-weight="normal" officeooo:rsid="0481432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language="nl" fo:country="NL" fo:font-style="normal" fo:font-weight="normal" officeooo:rsid="049b9ed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language="nl" fo:country="NL" fo:font-style="normal" fo:font-weight="normal" officeooo:rsid="040e2b2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language="nl" fo:country="NL" fo:font-style="normal" fo:font-weight="normal" officeooo:rsid="040e2b2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fo:language="nl" fo:country="NL" fo:font-style="normal" fo:font-weight="normal" officeooo:rsid="0193e28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fo:language="nl" fo:country="NL" fo:font-style="normal" fo:font-weight="normal" officeooo:rsid="00bddfb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fo:language="nl" fo:country="NL" fo:font-style="normal" fo:font-weight="normal" officeooo:rsid="03f95a6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fo:language="nl" fo:country="NL" fo:font-style="normal" fo:font-weight="normal" officeooo:rsid="040042f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fo:language="nl" fo:country="NL" fo:font-style="normal" fo:font-weight="normal" officeooo:rsid="04b3f67c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fo:language="nl" fo:country="NL" fo:font-style="normal" fo:font-weight="normal" officeooo:rsid="00369e7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fo:language="nl" fo:country="NL" fo:font-style="normal" fo:font-weight="normal" officeooo:rsid="03fa8df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fo:language="nl" fo:country="NL" fo:font-style="normal" fo:font-weight="normal" officeooo:rsid="04b1624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fo:language="nl" fo:country="NL" fo:font-style="normal" fo:font-weight="normal" officeooo:rsid="04bbe14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fo:language="nl" fo:country="NL" fo:font-style="normal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fo:language="nl" fo:country="NL" fo:font-style="normal" style:text-underline-style="none" officeooo:rsid="0338bed0" fo:background-color="transparent" loext:char-shading-value="0" style:font-name-asian="DejaVu Sans1" style:font-size-asian="10.5pt" style:language-asian="nl" style:country-asian="NL" style:font-style-asian="normal" style:font-name-complex="Bitstream Vera Sans" style:font-size-complex="10.5pt" style:language-complex="nl" style:country-complex="NL" style:font-style-complex="normal"/>
    </style:style>
    <style:style style:name="T171" style:family="text">
      <style:text-properties fo:color="#000000" style:text-line-through-style="none" style:text-line-through-type="none" fo:language="nl" fo:country="NL" fo:font-style="normal" style:text-underline-style="none" officeooo:rsid="0487529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2" style:family="text">
      <style:text-properties fo:color="#000000" style:text-line-through-style="none" style:text-line-through-type="none" fo:language="nl" fo:country="NL" fo:font-style="normal" style:text-underline-style="none" officeooo:rsid="04c02cd9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fo:language="nl" fo:country="NL" fo:font-style="normal" style:text-underline-style="none" officeooo:rsid="04a72c6f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style:text-line-through-style="none" style:text-line-through-type="none" fo:language="nl" fo:country="NL" fo:font-style="normal" style:text-underline-style="none" officeooo:rsid="04ae226f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style:text-line-through-style="none" style:text-line-through-type="none" fo:language="nl" fo:country="NL" fo:font-style="normal" style:text-underline-style="none" officeooo:rsid="04ae2db9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style:text-line-through-style="none" style:text-line-through-type="none" fo:language="nl" fo:country="NL" fo:font-style="normal" style:text-underline-style="none" officeooo:rsid="04a72c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style:text-line-through-style="none" style:text-line-through-type="none" fo:language="nl" fo:country="NL" fo:font-weight="normal" officeooo:rsid="00cc2b1b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fo:language="nl" fo:country="NL" fo:font-weight="normal" officeooo:rsid="02ce505a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fo:language="nl" fo:country="NL" fo:font-weight="normal" officeooo:rsid="03400b5b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fo:language="nl" fo:country="NL" fo:font-weight="normal" officeooo:rsid="00e9a617" style:font-name-asian="DejaVu Sans1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181" style:family="text">
      <style:text-properties fo:color="#000000" style:text-line-through-style="none" style:text-line-through-type="none" fo:language="nl" fo:country="NL" fo:font-weight="normal" officeooo:rsid="0114d881" style:font-name-asian="DejaVu Sans1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182" style:family="text">
      <style:text-properties fo:color="#000000" style:text-line-through-style="none" style:text-line-through-type="none" fo:font-size="10pt" fo:language="nl" fo:country="NL" fo:font-style="normal" fo:font-weight="normal" officeooo:rsid="01af69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fo:font-size="10pt" fo:language="nl" fo:country="NL" fo:font-style="normal" fo:font-weight="normal" officeooo:rsid="00fb8ff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style:text-line-through-style="none" style:text-line-through-type="none" fo:font-size="10pt" fo:language="nl" fo:country="NL" fo:font-style="normal" fo:font-weight="normal" officeooo:rsid="04c438be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style:text-line-through-style="none" style:text-line-through-type="none" fo:font-size="12pt" fo:language="nl" fo:country="NL" fo:font-style="normal" style:text-underline-style="none" officeooo:rsid="02ff0844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style:text-line-through-style="none" style:text-line-through-type="none" style:font-name="Bitstream Vera Sans" fo:font-size="10pt" fo:language="nl" fo:country="NL" fo:font-style="normal" style:text-underline-style="none" fo:font-weight="normal" officeooo:rsid="00ed8888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style:font-name="Ubuntu3" fo:font-size="10pt" style:text-underline-style="none" fo:font-weight="normal" officeooo:rsid="00dfc841" style:font-size-asian="10pt" style:font-weight-asian="normal" style:font-size-complex="10pt" style:font-weight-complex="normal"/>
    </style:style>
    <style:style style:name="T188" style:family="text">
      <style:text-properties fo:color="#000000" style:font-name="Ubuntu3" fo:font-size="10pt" style:text-underline-style="none" fo:font-weight="normal" officeooo:rsid="00e54e03" style:font-size-asian="10pt" style:font-weight-asian="normal" style:font-size-complex="10pt" style:font-weight-complex="normal"/>
    </style:style>
    <style:style style:name="T189" style:family="text">
      <style:text-properties fo:color="#000000" style:font-name="Ubuntu3" fo:font-size="10pt" style:text-underline-style="none" fo:font-weight="normal" officeooo:rsid="0380acc9" style:font-size-asian="10pt" style:font-weight-asian="normal" style:font-size-complex="10pt" style:font-weight-complex="normal"/>
    </style:style>
    <style:style style:name="T190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style:font-name="Ubuntu3" fo:font-size="12pt" fo:language="nl" fo:country="NL" fo:font-weight="normal" officeooo:rsid="027aa1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font-name="Ubuntu3" fo:font-size="12pt" fo:language="nl" fo:country="NL" fo:font-weight="normal" officeooo:rsid="0169482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font-name="Ubuntu3" fo:font-size="12pt" fo:language="nl" fo:country="NL" fo:font-weight="normal" officeooo:rsid="011cdd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font-name="Ubuntu3" fo:font-size="12pt" fo:language="nl" fo:country="NL" fo:font-weight="normal" officeooo:rsid="030a5c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font-name="Ubuntu3" fo:font-size="12pt" fo:language="nl" fo:country="NL" fo:font-weight="normal" officeooo:rsid="038408e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font-name="Ubuntu3" fo:font-size="12pt" fo:language="nl" fo:country="NL" fo:font-weight="normal" officeooo:rsid="0373a49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font-name="Ubuntu3" fo:font-size="12pt" fo:language="nl" fo:country="NL" fo:font-weight="normal" officeooo:rsid="037eee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font-name="Ubuntu3" fo:font-size="12pt" fo:language="nl" fo:country="NL" fo:font-weight="normal" officeooo:rsid="03c4675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font-name="Ubuntu3" fo:font-size="12pt" fo:language="nl" fo:country="NL" fo:font-weight="normal" officeooo:rsid="03dc42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font-name="Ubuntu3" fo:font-size="12pt" fo:language="nl" fo:country="NL" fo:font-weight="normal" style:font-size-asian="12pt" style:language-asian="nl" style:country-asian="NL" style:font-weight-asian="normal" style:font-size-complex="12pt" style:font-weight-complex="normal"/>
    </style:style>
    <style:style style:name="T204" style:family="text">
      <style:text-properties fo:color="#000000" style:font-name="Ubuntu3" fo:font-size="12pt" fo:language="nl" fo:country="NL" fo:font-weight="normal" officeooo:rsid="027aa178" style:font-size-asian="12pt" style:language-asian="nl" style:country-asian="NL" style:font-weight-asian="normal" style:font-size-complex="12pt" style:font-weight-complex="normal"/>
    </style:style>
    <style:style style:name="T205" style:family="text">
      <style:text-properties fo:color="#000000" style:font-name="Ubuntu3" fo:font-size="12pt" fo:language="nl" fo:country="NL" officeooo:rsid="027aa178" fo:background-color="transparent" loext:char-shading-value="0" style:font-size-asian="12pt" style:language-asian="nl" style:country-asian="NL" style:font-name-complex="Bitstream Vera Sans" style:font-size-complex="12pt"/>
    </style:style>
    <style:style style:name="T206" style:family="text">
      <style:text-properties fo:color="#000000" style:font-name="Ubuntu3" fo:font-size="12pt" fo:language="nl" fo:country="NL" fo:font-style="normal" fo:font-weight="normal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7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style:font-name="Ubuntu3" fo:font-size="12pt" fo:language="nl" fo:country="NL" fo:font-style="normal" style:text-underline-style="none" fo:font-weight="normal" officeooo:rsid="01328f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style:font-name="Ubuntu3" fo:font-size="12pt" fo:language="nl" fo:country="NL" fo:font-style="normal" style:text-underline-style="none" fo:font-weight="normal" officeooo:rsid="010892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style:font-name="Ubuntu3" fo:font-size="12pt" fo:language="nl" fo:country="NL" fo:font-style="normal" style:text-underline-style="none" fo:font-weight="normal" officeooo:rsid="019a17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style:font-name="Ubuntu3" fo:font-size="12pt" fo:language="nl" fo:country="NL" fo:font-style="normal" style:text-underline-style="none" fo:font-weight="normal" officeooo:rsid="028c867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style:font-name="Ubuntu3" fo:font-size="12pt" fo:language="nl" fo:country="NL" fo:font-style="normal" style:text-underline-style="none" fo:font-weight="normal" officeooo:rsid="019d9f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style:font-name="Ubuntu3" fo:font-size="12pt" fo:language="nl" fo:country="NL" fo:font-style="normal" style:text-underline-style="none" fo:font-weight="normal" officeooo:rsid="019ee7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style:font-name="Ubuntu3" fo:font-size="12pt" fo:language="nl" fo:country="NL" fo:font-style="normal" style:text-underline-style="none" fo:font-weight="normal" officeooo:rsid="01a122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style:font-name="Ubuntu3" fo:font-size="12pt" fo:language="nl" fo:country="NL" fo:font-style="normal" style:text-underline-style="none" fo:font-weight="normal" officeooo:rsid="03bdb28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217" style:family="text">
      <style:text-properties fo:color="#000000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font-name="Ubuntu3" fo:font-size="12pt" fo:language="nl" fo:country="NL" fo:font-style="normal" style:text-underline-style="none" officeooo:rsid="0108921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font-name="Ubuntu3" fo:font-size="12pt" fo:language="nl" fo:country="NL" fo:font-style="normal" style:text-underline-style="none" officeooo:rsid="0338bed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font-name="Ubuntu3" fo:font-size="12pt" fo:language="nl" fo:country="NL" fo:font-style="normal" style:text-underline-style="none" officeooo:rsid="033c3042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font-name="Ubuntu3" fo:font-size="12pt" fo:language="nl" fo:country="NL" fo:font-style="normal" style:text-underline-style="none" fo:background-color="transparent" loext:char-shading-value="0" style:font-name-asian="Times New Roman" style:font-size-asian="12pt" style:language-asian="nl" style:country-asian="NL" style:font-style-asian="normal" style:font-name-complex="Bitstream Vera Sans" style:font-size-complex="12pt" style:language-complex="ar" style:country-complex="SA" style:font-style-complex="normal"/>
    </style:style>
    <style:style style:name="T222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23" style:family="text">
      <style:text-properties fo:color="#000000" style:font-name="Ubuntu3" fo:font-size="12pt" style:text-underline-style="none" fo:font-weight="normal" officeooo:rsid="01d4a528" style:font-size-asian="12pt" style:font-weight-asian="normal" style:font-size-complex="12pt" style:font-weight-complex="normal"/>
    </style:style>
    <style:style style:name="T224" style:family="text">
      <style:text-properties fo:color="#000000" style:font-name="Ubuntu3" fo:font-size="12pt" style:text-underline-style="none" fo:font-weight="normal" officeooo:rsid="02b76b96" style:font-size-asian="12pt" style:font-weight-asian="normal" style:font-size-complex="12pt" style:font-weight-complex="normal"/>
    </style:style>
    <style:style style:name="T225" style:family="text">
      <style:text-properties fo:color="#000000" style:font-name="Ubuntu3" fo:font-size="12pt" style:text-underline-style="none" fo:font-weight="normal" officeooo:rsid="01d5ece3" style:font-size-asian="12pt" style:font-weight-asian="normal" style:font-size-complex="12pt" style:font-weight-complex="normal"/>
    </style:style>
    <style:style style:name="T226" style:family="text">
      <style:text-properties fo:color="#000000" style:font-name="Ubuntu3" fo:font-size="12pt" style:text-underline-style="none" fo:font-weight="normal" officeooo:rsid="02b3e898" style:font-size-asian="12pt" style:font-weight-asian="normal" style:font-size-complex="12pt" style:font-weight-complex="normal"/>
    </style:style>
    <style:style style:name="T227" style:family="text">
      <style:text-properties fo:color="#000000" style:font-name="Ubuntu3" fo:font-size="12pt" style:text-underline-style="none" fo:font-weight="normal" officeooo:rsid="013c1ad4" style:font-size-asian="12pt" style:font-weight-asian="normal" style:font-size-complex="12pt" style:font-weight-complex="normal"/>
    </style:style>
    <style:style style:name="T228" style:family="text">
      <style:text-properties fo:color="#000000" style:font-name="Ubuntu3" fo:font-size="12pt" style:text-underline-style="none" fo:font-weight="normal" officeooo:rsid="02d3f8d0" style:font-size-asian="12pt" style:font-weight-asian="normal" style:font-size-complex="12pt" style:font-weight-complex="normal"/>
    </style:style>
    <style:style style:name="T229" style:family="text">
      <style:text-properties fo:color="#000000" style:font-name="Ubuntu3" fo:font-size="12pt" style:text-underline-style="none" fo:font-weight="normal" officeooo:rsid="02d5c02e" style:font-size-asian="12pt" style:font-weight-asian="normal" style:font-size-complex="12pt" style:font-weight-complex="normal"/>
    </style:style>
    <style:style style:name="T230" style:family="text">
      <style:text-properties fo:color="#000000" style:font-name="Ubuntu3" fo:font-size="12pt" style:text-underline-style="none" fo:font-weight="normal" officeooo:rsid="00848fa0" style:font-size-asian="12pt" style:font-weight-asian="normal" style:font-size-complex="12pt" style:font-weight-complex="normal"/>
    </style:style>
    <style:style style:name="T231" style:family="text">
      <style:text-properties fo:color="#000000" style:font-name="Ubuntu3" fo:font-size="12pt" style:text-underline-style="none" fo:font-weight="normal" officeooo:rsid="00abba60" style:font-size-asian="12pt" style:font-weight-asian="normal" style:font-size-complex="12pt" style:font-weight-complex="normal"/>
    </style:style>
    <style:style style:name="T232" style:family="text">
      <style:text-properties fo:color="#000000" style:font-name="Ubuntu3" fo:font-size="12pt" style:text-underline-style="none" fo:font-weight="normal" officeooo:rsid="026e95e0" style:font-size-asian="12pt" style:font-weight-asian="normal" style:font-size-complex="12pt" style:font-weight-complex="normal"/>
    </style:style>
    <style:style style:name="T233" style:family="text">
      <style:text-properties fo:color="#000000" style:font-name="Ubuntu3" fo:font-size="12pt" style:text-underline-style="none" fo:font-weight="normal" officeooo:rsid="0276b5dd" style:font-size-asian="12pt" style:font-weight-asian="normal" style:font-size-complex="12pt" style:font-weight-complex="normal"/>
    </style:style>
    <style:style style:name="T234" style:family="text">
      <style:text-properties fo:color="#000000" style:font-name="Ubuntu3" fo:font-size="12pt" style:text-underline-style="none" fo:font-weight="normal" officeooo:rsid="03be30f2" style:font-size-asian="12pt" style:font-weight-asian="normal" style:font-size-complex="12pt" style:font-weight-complex="normal"/>
    </style:style>
    <style:style style:name="T235" style:family="text">
      <style:text-properties fo:color="#000000" style:font-name="Ubuntu3" fo:font-size="12pt" style:text-underline-style="none" style:font-size-asian="12pt" style:font-size-complex="12pt"/>
    </style:style>
    <style:style style:name="T236" style:family="text">
      <style:text-properties fo:color="#000000" style:font-name="Ubuntu3" fo:font-size="12pt" style:text-underline-style="none" officeooo:rsid="01f72f01" style:font-size-asian="12pt" style:font-size-complex="12pt"/>
    </style:style>
    <style:style style:name="T237" style:family="text">
      <style:text-properties fo:color="#000000" style:font-name="Ubuntu3" fo:font-size="12pt" style:text-underline-style="none" officeooo:rsid="0276b5dd" style:font-size-asian="12pt" style:font-size-complex="12pt"/>
    </style:style>
    <style:style style:name="T238" style:family="text">
      <style:text-properties fo:color="#000000" style:font-name="Ubuntu3" fo:font-size="12pt" style:text-underline-style="none" officeooo:rsid="01e3e58c" style:font-size-asian="12pt" style:font-size-complex="12pt"/>
    </style:style>
    <style:style style:name="T239" style:family="text">
      <style:text-properties fo:color="#000000" style:font-name="Ubuntu3" fo:font-size="12pt" style:text-underline-style="none" officeooo:rsid="033c3042" style:font-size-asian="12pt" style:font-size-complex="12pt"/>
    </style:style>
    <style:style style:name="T240" style:family="text">
      <style:text-properties fo:color="#000000" style:font-name="Ubuntu3" fo:font-size="12pt" style:text-underline-style="none" officeooo:rsid="040e2b2e" style:font-size-asian="12pt" style:font-size-complex="12pt"/>
    </style:style>
    <style:style style:name="T241" style:family="text">
      <style:text-properties fo:color="#000000" style:font-name="Ubuntu3" fo:font-size="12pt" style:font-size-asian="12pt" style:font-size-complex="12pt"/>
    </style:style>
    <style:style style:name="T242" style:family="text">
      <style:text-properties fo:color="#000000" style:font-name="Ubuntu3" fo:font-size="12pt" officeooo:rsid="02b55bd7" style:font-size-asian="12pt" style:font-size-complex="12pt"/>
    </style:style>
    <style:style style:name="T243" style:family="text">
      <style:text-properties fo:color="#000000" style:font-name="Ubuntu3" fo:font-size="12pt" officeooo:rsid="004804ae" style:font-size-asian="12pt" style:font-size-complex="12pt"/>
    </style:style>
    <style:style style:name="T244" style:family="text">
      <style:text-properties fo:color="#000000" style:font-name="Ubuntu3" fo:font-size="12pt" officeooo:rsid="01657261" style:font-size-asian="12pt" style:font-size-complex="12pt"/>
    </style:style>
    <style:style style:name="T245" style:family="text">
      <style:text-properties fo:color="#000000" style:font-name="Ubuntu3" fo:font-size="12pt" officeooo:rsid="03045141" style:font-size-asian="12pt" style:font-size-complex="12pt"/>
    </style:style>
    <style:style style:name="T246" style:family="text">
      <style:text-properties fo:color="#000000" style:font-name="Ubuntu3" fo:font-size="12pt" officeooo:rsid="0305e7c0" style:font-size-asian="12pt" style:font-size-complex="12pt"/>
    </style:style>
    <style:style style:name="T247" style:family="text">
      <style:text-properties fo:color="#000000" style:font-name="Ubuntu3" fo:font-size="12pt" officeooo:rsid="008edd2a" style:font-size-asian="12pt" style:font-size-complex="12pt"/>
    </style:style>
    <style:style style:name="T248" style:family="text">
      <style:text-properties fo:color="#000000" style:font-name="Ubuntu3" fo:font-size="12pt" officeooo:rsid="0382ccb7" style:font-size-asian="12pt" style:font-size-complex="12pt"/>
    </style:style>
    <style:style style:name="T249" style:family="text">
      <style:text-properties fo:color="#000000" style:font-name="Ubuntu3" fo:font-size="12pt" fo:font-weight="normal" style:font-size-asian="12pt" style:font-size-complex="12pt"/>
    </style:style>
    <style:style style:name="T250" style:family="text">
      <style:text-properties fo:color="#000000" style:font-name="Ubuntu3" fo:font-style="normal" officeooo:rsid="040e2b2e" style:font-size-asian="12pt" style:font-style-asian="normal" style:font-size-complex="12pt" style:font-style-complex="normal"/>
    </style:style>
    <style:style style:name="T251" style:family="text">
      <style:text-properties fo:color="#000000" fo:language="nl" fo:country="NL" fo:font-style="normal" fo:font-weight="normal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52" style:family="text">
      <style:text-properties fo:color="#000000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fo:language="nl" fo:country="NL" fo:font-weight="normal" officeooo:rsid="0051ee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fo:language="nl" fo:country="NL" fo:font-weight="normal" officeooo:rsid="015b182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fo:language="nl" fo:country="NL" fo:font-weight="normal" officeooo:rsid="0375428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fo:font-size="12pt" style:font-size-asian="12pt" style:font-size-complex="12pt"/>
    </style:style>
    <style:style style:name="T257" style:family="text">
      <style:text-properties fo:color="#000000" fo:font-size="12pt" officeooo:rsid="00abba60" style:font-size-asian="12pt" style:font-size-complex="12pt"/>
    </style:style>
    <style:style style:name="T258" style:family="text">
      <style:text-properties fo:color="#000000" style:font-size-asian="12pt" style:font-size-complex="12pt"/>
    </style:style>
    <style:style style:name="T259" style:family="text">
      <style:text-properties fo:color="#000000" officeooo:rsid="01d4a528" style:font-size-asian="12pt" style:font-size-complex="12pt"/>
    </style:style>
    <style:style style:name="T260" style:family="text">
      <style:text-properties fo:color="#000000" fo:font-weight="normal" style:font-size-asian="12pt" style:font-weight-asian="normal" style:font-size-complex="12pt" style:font-weight-complex="normal"/>
    </style:style>
    <style:style style:name="T261" style:family="text">
      <style:text-properties fo:color="#000000" fo:font-weight="normal" officeooo:rsid="030babf4" style:font-size-asian="12pt" style:font-weight-asian="normal" style:font-size-complex="12pt" style:font-weight-complex="normal"/>
    </style:style>
    <style:style style:name="T262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64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65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266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67" style:family="text">
      <style:text-properties style:text-line-through-style="none" style:text-line-through-type="none" style:font-name="Ubuntu3" fo:font-size="12pt" style:text-underline-style="none" fo:font-weight="normal" officeooo:rsid="004a03b0" style:font-size-asian="12pt" style:font-weight-asian="normal" style:font-size-complex="12pt" style:font-weight-complex="normal"/>
    </style:style>
    <style:style style:name="T268" style:family="text">
      <style:text-properties style:text-line-through-style="none" style:text-line-through-type="none" style:font-name="Ubuntu3" fo:font-size="12pt" style:text-underline-style="none" fo:font-weight="normal" officeooo:rsid="0034442f" style:font-size-asian="12pt" style:font-weight-asian="normal" style:font-size-complex="12pt" style:font-weight-complex="normal"/>
    </style:style>
    <style:style style:name="T269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Ubuntu3" fo:font-size="12pt" style:text-underline-style="none" fo:font-weight="normal" officeooo:rsid="0353fa6c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Ubuntu3" fo:font-size="12pt" style:text-underline-style="none" fo:font-weight="normal" officeooo:rsid="036ad606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273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274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275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276" style:family="text">
      <style:text-properties style:text-line-through-style="none" style:text-line-through-type="none" style:font-name="Ubuntu3" fo:font-size="12pt" style:text-underline-style="none" officeooo:rsid="015874c7" style:font-size-asian="12pt" style:font-size-complex="12pt"/>
    </style:style>
    <style:style style:name="T277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278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279" style:family="text">
      <style:text-properties style:text-line-through-style="none" style:text-line-through-type="none" style:font-name="Ubuntu3" fo:font-size="12pt" fo:font-style="normal" style:text-underline-style="none" officeooo:rsid="00ed8888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style:text-line-through-style="none" style:text-line-through-type="none" style:font-name="Ubuntu3" fo:font-size="12pt" fo:font-style="normal" style:text-underline-style="none" officeooo:rsid="02b5f127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style:text-line-through-style="none" style:text-line-through-type="none" style:font-name="Ubuntu3" fo:font-size="12pt" fo:font-style="normal" style:text-underline-style="none" officeooo:rsid="0157197e" style:font-name-asian="DejaVu Sans1" style:font-size-asian="12pt" style:font-style-asian="normal" style:font-name-complex="Bitstream Vera Sans" style:font-size-complex="12pt" style:language-complex="nl" style:country-complex="NL" style:font-style-complex="normal" fo:padding="0.049cm" fo:border-left="0.06pt solid #000000" fo:border-right="0.06pt solid #000000" fo:border-top="0.06pt solid #000000" fo:border-bottom="none" style:shadow="none"/>
    </style:style>
    <style:style style:name="T282" style:family="text">
      <style:text-properties style:text-line-through-style="none" style:text-line-through-type="none" style:font-name="Ubuntu3" fo:font-size="12pt" fo:font-style="normal" style:text-underline-style="none" officeooo:rsid="014d1b87" style:font-name-asian="DejaVu Sans1" style:font-size-asian="12pt" style:font-style-asian="normal" style:font-name-complex="Bitstream Vera Sans" style:font-size-complex="12pt" style:language-complex="nl" style:country-complex="NL" style:font-style-complex="normal" fo:padding="0.049cm" fo:border-left="0.06pt solid #000000" fo:border-right="0.06pt solid #000000" fo:border-top="0.06pt solid #000000" fo:border-bottom="none" style:shadow="none"/>
    </style:style>
    <style:style style:name="T283" style:family="text">
      <style:text-properties style:text-line-through-style="none" style:text-line-through-type="none" style:font-name="Ubuntu3" fo:font-size="12pt" fo:font-style="normal" style:text-underline-style="none" officeooo:rsid="0154e886" style:font-name-asian="DejaVu Sans1" style:font-size-asian="12pt" style:font-style-asian="normal" style:font-name-complex="Bitstream Vera Sans" style:font-size-complex="12pt" style:language-complex="nl" style:country-complex="NL" style:font-style-complex="normal" fo:padding="0.049cm" fo:border-left="0.06pt solid #000000" fo:border-right="0.06pt solid #000000" fo:border-top="0.06pt solid #000000" fo:border-bottom="none" style:shadow="none"/>
    </style:style>
    <style:style style:name="T284" style:family="text">
      <style:text-properties style:text-line-through-style="none" style:text-line-through-type="none" style:font-name="Ubuntu3" fo:font-size="12pt" fo:font-style="normal" style:text-underline-style="none" officeooo:rsid="004804ae" style:font-name-asian="DejaVu Sans1" style:font-size-asian="12pt" style:font-style-asian="normal" style:font-name-complex="Bitstream Vera Sans" style:font-size-complex="12pt" style:language-complex="nl" style:country-complex="NL" style:font-style-complex="normal" fo:padding="0.049cm" fo:border-left="0.06pt solid #000000" fo:border-right="0.06pt solid #000000" fo:border-top="0.06pt solid #000000" fo:border-bottom="none" style:shadow="none"/>
    </style:style>
    <style:style style:name="T285" style:family="text">
      <style:text-properties style:text-line-through-style="none" style:text-line-through-type="none" style:font-name="Ubuntu3" fo:font-size="12pt" fo:font-style="normal" style:text-underline-style="none" officeooo:rsid="037938d5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style:text-line-through-style="none" style:text-line-through-type="none" style:font-name="Ubuntu3" fo:font-size="12pt" fo:font-style="normal" style:text-underline-style="none" officeooo:rsid="037938d5" style:font-name-asian="DejaVu Sans1" style:font-size-asian="12pt" style:font-style-asian="normal" style:font-name-complex="Bitstream Vera Sans" style:font-size-complex="12pt" style:language-complex="nl" style:country-complex="NL" style:font-style-complex="normal" fo:padding="0.049cm" fo:border-left="0.06pt solid #000000" fo:border-right="0.06pt solid #000000" fo:border-top="0.06pt solid #000000" fo:border-bottom="none" style:shadow="none"/>
    </style:style>
    <style:style style:name="T287" style:family="text">
      <style:text-properties style:text-line-through-style="none" style:text-line-through-type="none" style:font-name="Ubuntu3" fo:font-size="12pt" fo:font-style="normal" style:text-underline-style="none" officeooo:rsid="03b30bf1" style:font-name-asian="DejaVu Sans1" style:font-size-asian="12pt" style:font-style-asian="normal" style:font-name-complex="Bitstream Vera Sans" style:font-size-complex="12pt" style:language-complex="nl" style:country-complex="NL" style:font-style-complex="normal" fo:padding="0.049cm" fo:border-left="0.06pt solid #000000" fo:border-right="0.06pt solid #000000" fo:border-top="none" fo:border-bottom="0.06pt solid #000000" style:shadow="none"/>
    </style:style>
    <style:style style:name="T288" style:family="text">
      <style:text-properties style:text-line-through-style="none" style:text-line-through-type="none" style:font-name="Ubuntu3" fo:font-size="12pt" fo:font-style="normal" style:text-underline-style="none" officeooo:rsid="03ca04a6" style:font-name-asian="DejaVu Sans1" style:font-size-asian="12pt" style:font-style-asian="normal" style:font-name-complex="Bitstream Vera Sans" style:font-size-complex="12pt" style:language-complex="nl" style:country-complex="NL" style:font-style-complex="normal" fo:padding="0.049cm" fo:border-left="0.06pt solid #000000" fo:border-right="0.06pt solid #000000" fo:border-top="none" fo:border-bottom="0.06pt solid #000000" style:shadow="none"/>
    </style:style>
    <style:style style:name="T289" style:family="text">
      <style:text-properties style:text-line-through-style="none" style:text-line-through-type="none" style:font-name="Ubuntu3" fo:font-size="12pt" fo:font-style="normal" style:text-underline-style="none" officeooo:rsid="03c19ce1" style:font-name-asian="DejaVu Sans1" style:font-size-asian="12pt" style:font-style-asian="normal" style:font-name-complex="Bitstream Vera Sans" style:font-size-complex="12pt" style:language-complex="nl" style:country-complex="NL" style:font-style-complex="normal" fo:padding="0.049cm" fo:border-left="0.06pt solid #000000" fo:border-right="0.06pt solid #000000" fo:border-top="none" fo:border-bottom="0.06pt solid #000000" style:shadow="none"/>
    </style:style>
    <style:style style:name="T290" style:family="text">
      <style:text-properties style:text-line-through-style="none" style:text-line-through-type="none" style:font-name="Ubuntu3" fo:font-size="12pt" fo:font-style="normal" officeooo:rsid="00ed8888" style:font-size-asian="12pt" style:font-style-asian="normal" style:font-size-complex="12pt" style:language-complex="nl" style:country-complex="NL" style:font-style-complex="normal"/>
    </style:style>
    <style:style style:name="T291" style:family="text">
      <style:text-properties style:text-line-through-style="none" style:text-line-through-type="none" style:font-name="Ubuntu3" fo:font-size="12pt" fo:font-style="normal" style:text-underline-style="solid" style:text-underline-width="auto" style:text-underline-color="font-color" officeooo:rsid="0157197e" style:font-name-asian="DejaVu Sans1" style:font-size-asian="12pt" style:font-style-asian="normal" style:font-name-complex="Bitstream Vera Sans" style:font-size-complex="12pt" style:language-complex="nl" style:country-complex="NL" style:font-style-complex="normal" fo:padding="0.049cm" fo:border-left="0.06pt solid #000000" fo:border-right="0.06pt solid #000000" fo:border-top="0.06pt solid #000000" fo:border-bottom="none" style:shadow="none"/>
    </style:style>
    <style:style style:name="T292" style:family="text">
      <style:text-properties style:text-line-through-style="none" style:text-line-through-type="none" style:font-name="Ubuntu3" fo:font-size="9pt" fo:font-style="normal" style:text-underline-style="none" fo:font-weight="normal" officeooo:rsid="000cf346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93" style:family="text">
      <style:text-properties style:text-line-through-style="none" style:text-line-through-type="none" style:font-name="Ubuntu3" fo:font-size="9pt" fo:font-style="normal" style:text-underline-style="none" fo:font-weight="normal" officeooo:rsid="00736106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94" style:family="text">
      <style:text-properties style:text-line-through-style="none" style:text-line-through-type="none" style:font-name="Ubuntu3" fo:font-size="9pt" fo:font-style="normal" style:text-underline-style="none" fo:font-weight="normal" officeooo:rsid="00226282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95" style:family="text">
      <style:text-properties style:text-line-through-style="none" style:text-line-through-type="none" style:font-name="Ubuntu3" fo:font-size="9pt" fo:font-style="normal" style:text-underline-style="none" fo:font-weight="normal" officeooo:rsid="007427c1" style:font-size-asian="9pt" style:font-style-asian="normal" style:font-weight-asian="normal" style:font-size-complex="9pt" style:language-complex="nl" style:country-complex="NL" style:font-style-complex="normal" style:font-weight-complex="normal"/>
    </style:style>
    <style:style style:name="T296" style:family="text">
      <style:text-properties fo:color="#80808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font-size="10pt" officeooo:rsid="00dfc841" style:font-size-asian="10pt" style:font-size-complex="10pt"/>
    </style:style>
    <style:style style:name="T298" style:family="text">
      <style:text-properties fo:font-size="10pt" officeooo:rsid="00ad319f" style:font-size-asian="10pt" style:font-size-complex="10pt"/>
    </style:style>
    <style:style style:name="T299" style:family="text">
      <style:text-properties fo:font-size="10pt" officeooo:rsid="00add08d" style:font-size-asian="10pt" style:font-size-complex="10pt"/>
    </style:style>
    <style:style style:name="T300" style:family="text">
      <style:text-properties fo:font-size="10pt" officeooo:rsid="0380acc9" style:font-size-asian="10pt" style:font-size-complex="10pt"/>
    </style:style>
    <style:style style:name="T30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4" style:family="text">
      <style:text-properties fo:font-size="12pt" style:font-size-asian="12pt" style:font-size-complex="12pt"/>
    </style:style>
    <style:style style:name="T305" style:family="text">
      <style:text-properties fo:font-size="12pt" officeooo:rsid="0154e886" style:font-size-asian="12pt" style:font-size-complex="12pt"/>
    </style:style>
    <style:style style:name="T306" style:family="text">
      <style:text-properties fo:font-size="12pt" officeooo:rsid="02eddb5a" style:font-size-asian="12pt" style:font-size-complex="12pt"/>
    </style:style>
    <style:style style:name="T307" style:family="text">
      <style:text-properties fo:font-size="12pt" officeooo:rsid="0111d37c" style:font-size-asian="12pt" style:font-size-complex="12pt"/>
    </style:style>
    <style:style style:name="T308" style:family="text">
      <style:text-properties officeooo:rsid="03b8c92b"/>
    </style:style>
    <style:style style:name="T309" style:family="text">
      <style:text-properties officeooo:rsid="043d32d0"/>
    </style:style>
    <style:style style:name="T310" style:family="text">
      <style:text-properties officeooo:rsid="046ed8ac"/>
    </style:style>
    <style:style style:name="T311" style:family="text">
      <style:text-properties officeooo:rsid="049b9edb"/>
    </style:style>
    <style:style style:name="T312" style:family="text">
      <style:text-properties fo:font-style="italic" officeooo:rsid="043d32d0" style:font-style-asian="italic" style:font-style-complex="italic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251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3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6" form:id="control16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7" form:id="control1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kstvak 2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Keuzevak 1" form:control-implementation="ooo:com.sun.star.form.component.CheckBox" xml:id="control25" form:id="control25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Strong_20_Emphasis"><text:span text:style-name="T199">C</text:span></text:span><text:span text:style-name="Strong_20_Emphasis"><text:span text:style-name="T190">hecklist voor </text:span></text:span><text:span text:style-name="Strong_20_Emphasis"><text:span text:style-name="T191">het</text:span></text:span><text:span text:style-name="Strong_20_Emphasis"><text:span text:style-name="T190"> install</text:span></text:span><text:span text:style-name="Strong_20_Emphasis"><text:span text:style-name="T191">eren</text:span></text:span><text:span text:style-name="Strong_20_Emphasis"><text:span text:style-name="T190"> van </text:span></text:span><text:reference-mark-start text:name="Distributie"/><text:span text:style-name="Strong_20_Emphasis"><text:span text:style-name="T202">Ubuntu</text:span></text:span><text:reference-mark-end text:name="Distributie"/><text:span text:style-name="Strong_20_Emphasis"><text:span text:style-name="T202"> </text:span></text:span><text:reference-mark-start text:name="Versie"/><text:span text:style-name="Strong_20_Emphasis"><text:span text:style-name="T202">15.04</text:span></text:span><text:reference-mark-end text:name="Versie"/><text:span text:style-name="Strong_20_Emphasis"><text:span text:style-name="T192"><text:note text:id="ftn1" text:note-class="footnote"><text:note-citation>1</text:note-citation><text:note-body><text:p text:style-name="P13">Deze versie heeft codenaam Vivid Vervet en wordt vanaf uitgave negen maanden ondersteund (tot januari 2016). <text:span text:style-name="T308">Gebruik voor een langere ondersteuning een zogenaamde LTS-versie zoals 14.04 LTS.</text:span></text:p></text:note-body></text:note></text:span></text:span><text:span text:style-name="Strong_20_Emphasis"><text:span text:style-name="T192"> </text:span></text:span><text:reference-mark-start text:name="Editie"/><text:span text:style-name="Strong_20_Emphasis"><text:span text:style-name="T193">desktop</text:span></text:span><text:reference-mark-end text:name="Editie"/><text:span text:style-name="Strong_20_Emphasis"><text:span text:style-name="T190"> </text:span></text:span><text:span text:style-name="Strong_20_Emphasis"><text:span text:style-name="T201">algemeen</text:span></text:span><text:span text:style-name="Strong_20_Emphasis"><text:span text:style-name="T199">.</text:span></text:span></text:p>
      <text:p text:style-name="P5"/>
      <text:p text:style-name="Standard"><text:span text:style-name="Citation"><text:span text:style-name="T252">Gebruik </text:span></text:span><text:span text:style-name="Citation"><text:span text:style-name="T255">ook</text:span></text:span><text:span text:style-name="Citation"><text:span text:style-name="T252"> </text:span></text:span><text:span text:style-name="Citation"><text:span text:style-name="T16">Checklist</text:span></text:span><text:span text:style-name="Citation"><text:span text:style-name="T252"> </text:span></text:span><text:span text:style-name="Citation"><text:span text:style-name="T253">i</text:span></text:span><text:span text:style-name="Citation"><text:span text:style-name="T252">nstall</text:span></text:span><text:span text:style-name="Citation"><text:span text:style-name="T254">atie </text:span></text:span><text:span text:style-name="Citation"><text:span text:style-name="T254"><text:reference-ref text:reference-format="text" text:ref-name="Distributie">Ubuntu</text:reference-ref></text:span></text:span><text:span text:style-name="Citation"><text:span text:style-name="T252"> </text:span></text:span><text:span text:style-name="Citation"><text:span text:style-name="T252"><text:reference-ref text:reference-format="text" text:ref-name="Versie">15.04</text:reference-ref></text:span></text:span><text:span text:style-name="Citation"><text:span text:style-name="T252"> </text:span></text:span><text:span text:style-name="Citation"><text:span text:style-name="T252"><text:reference-ref text:reference-format="text" text:ref-name="Editie">desktop</text:reference-ref></text:span></text:span><text:span text:style-name="Citation"><text:span text:style-name="T254"> </text:span></text:span><text:span text:style-name="Citation"><text:span text:style-name="T17">&lt;</text:span></text:span><text:span text:style-name="Citation"><text:span text:style-name="T18">c</text:span></text:span><text:span text:style-name="Citation"><text:span text:style-name="T17">omputernaam&gt;</text:span></text:span></text:p>
      <text:p text:style-name="P4"><text:span text:style-name="Citation"/></text:p>
      <text:p text:style-name="P8"><text:span text:style-name="T32">Kijk op</text:span><text:span text:style-name="T190"> </text:span><text:a xlink:type="simple" xlink:href="http://karelzimmer.nl/" text:style-name="Internet_20_link" text:visited-style-name="Visited_20_Internet_20_Link"><text:span text:style-name="Internet_20_link"><text:span text:style-name="T10">karelzimmer.nl</text:span></text:span></text:a><text:span text:style-name="T190"> </text:span><text:span text:style-name="T34">onder</text:span><text:span text:style-name="T33"> </text:span><text:a xlink:type="simple" xlink:href="http://karelzimmer.nl/site/html/linux.html" text:style-name="Internet_20_link" text:visited-style-name="Visited_20_Internet_20_Link"><text:span text:style-name="Internet_20_link"><text:span text:style-name="T262">Linux</text:span></text:span></text:a><text:span text:style-name="T33"> </text:span><text:span text:style-name="T301">voor</text:span><text:span text:style-name="T302"> </text:span><text:span text:style-name="T48">checklists, scripts, en overige bestanden.</text:span></text:p>
      <text:p text:style-name="P7"/>
      <text:p text:style-name="P6"/>
      <text:p text:style-name="P3"><text:span text:style-name="Definition"><text:span text:style-name="T12">&lt;opstartmenu&gt;</text:span></text:span><text:span text:style-name="Definition"><text:span text:style-name="T190"><text:tab/><text:tab/><text:tab/></text:span></text:span><text:span text:style-name="Definition"><text:span text:style-name="T190"><draw:control text:anchor-type="as-char" svg:y="-0.429cm" draw:z-index="19" draw:style-name="gr2" draw:text-style-name="P67" svg:width="6.25cm" svg:height="0.6cm" draw:control="control20"/></text:span></text:span><text:span text:style-name="Definition"><text:span text:style-name="T190"><text:tab/></text:span></text:span><text:span text:style-name="Definition"><text:span text:style-name="T194">(</text:span></text:span><text:span text:style-name="T190">toets </text:span><text:span text:style-name="T197">v</text:span><text:span text:style-name="T190">o</text:span><text:span text:style-name="T197">or</text:span><text:span text:style-name="T190"> opstartmedium</text:span><text:span text:style-name="T194">)</text:span></text:p>
      <text:p text:style-name="P3"><text:span text:style-name="Definition"><text:span text:style-name="T12">&lt;instellingen&gt;</text:span></text:span><text:span text:style-name="T190"><text:tab/></text:span><text:span text:style-name="T296"> <text:tab/><text:tab/></text:span><text:span text:style-name="T296"><draw:control text:anchor-type="as-char" svg:y="-0.429cm" draw:z-index="20" draw:style-name="gr2" draw:text-style-name="P67" svg:width="6.25cm" svg:height="0.6cm" draw:control="control21"/></text:span><text:span text:style-name="Definition"><text:span text:style-name="T190"><text:tab/></text:span></text:span><text:span text:style-name="Definition"><text:span text:style-name="T194">(</text:span></text:span><text:span text:style-name="T190">toets </text:span><text:span text:style-name="T197">voor</text:span><text:span text:style-name="T190"> BIOS </text:span><text:span text:style-name="T200">of </text:span><text:span text:style-name="T195">UEFI</text:span><text:span text:style-name="T205">)</text:span></text:p>
      <text:p text:style-name="P3"><text:span text:style-name="Definition"><text:span text:style-name="T12">&lt;gebruiker&gt;</text:span></text:span><text:span text:style-name="Definition"><text:span text:style-name="T11"><text:tab/><text:tab/></text:span></text:span><text:span text:style-name="Definition"><text:span text:style-name="T296"> <text:tab/><text:tab/></text:span></text:span><text:span text:style-name="Definition"><text:span text:style-name="T296"><draw:control text:anchor-type="as-char" svg:y="-0.429cm" draw:z-index="21" draw:style-name="gr2" draw:text-style-name="P67" svg:width="6.25cm" svg:height="0.6cm" draw:control="control22"/></text:span></text:span><text:span text:style-name="Definition"><text:span text:style-name="T190"><text:tab/></text:span></text:span><text:span text:style-name="Definition"><text:span text:style-name="T194">(</text:span></text:span><text:span text:style-name="T190">volledige naam, b</text:span><text:span text:style-name="T196">ij</text:span><text:span text:style-name="T190">v. </text:span><text:span text:style-name="User_20_Entry"><text:span text:style-name="T203">Jan Hek</text:span></text:span><text:span text:style-name="User_20_Entry"><text:span text:style-name="T204">)</text:span></text:span></text:p>
      <text:p text:style-name="P3"><text:span text:style-name="Definition"><text:span text:style-name="T8">&lt;computernaam&gt;<text:tab/></text:span></text:span><text:span text:style-name="Definition"><text:span text:style-name="T190"><text:tab/></text:span></text:span><text:span text:style-name="Definition"><text:span text:style-name="T190"><draw:control text:anchor-type="as-char" svg:y="-0.429cm" draw:z-index="22" draw:style-name="gr2" draw:text-style-name="P67" svg:width="6.25cm" svg:height="0.6cm" draw:control="control23"/></text:span></text:span><text:span text:style-name="Definition"><text:span text:style-name="T190"><text:tab/></text:span></text:span><text:span text:style-name="Definition"><text:span text:style-name="T194">(</text:span></text:span><text:span text:style-name="Definition"><text:span text:style-name="T198">unieke </text:span></text:span><text:span text:style-name="Definition"><text:span text:style-name="T190">naam van de computer</text:span></text:span><text:span text:style-name="Definition"><text:span text:style-name="T194">)</text:span></text:span></text:p>
      <text:p text:style-name="P3"><text:span text:style-name="Definition"><text:span text:style-name="T12">&lt;gebruikersnaam&gt;<text:tab/></text:span></text:span><text:span text:style-name="Definition"><text:span text:style-name="T12"><draw:control text:anchor-type="as-char" svg:y="-0.429cm" draw:z-index="23" draw:style-name="gr2" draw:text-style-name="P67" svg:width="6.25cm" svg:height="0.6cm" draw:control="control24"/></text:span></text:span><text:span text:style-name="Definition"><text:span text:style-name="T190"><text:tab/></text:span></text:span><text:span text:style-name="Definition"><text:span text:style-name="T194">(</text:span></text:span><text:span text:style-name="T190">korte naam, bijv. </text:span><text:span text:style-name="User_20_Entry"><text:span text:style-name="T203">jan</text:span></text:span><text:span text:style-name="User_20_Entry"><text:span text:style-name="T204">)</text:span></text:span></text:p>
      <text:p text:style-name="P2"><text:span text:style-name="Definition"><text:span text:style-name="T1">&lt;aanmeldfoto&gt;<text:tab/><text:tab/><text:tab/></text:span></text:span><text:span text:style-name="Definition"><text:span text:style-name="T1"><draw:control text:anchor-type="as-char" svg:y="-0.429cm" draw:z-index="18" draw:style-name="gr2" draw:text-style-name="P67" svg:width="6.25cm" svg:height="0.6cm" draw:control="control19"/></text:span></text:span><text:span text:style-name="Definition"><text:span text:style-name="T249"><text:tab/>(</text:span></text:span><text:span text:style-name="T307">foto</text:span><text:span text:style-name="T304"> naast de gebruiker)</text:span></text:p>
      <text:p text:style-name="P1"/>
      <text:p text:style-name="P1"/>
      <text:list xml:id="list7044419264409254994" text:style-name="L1">
        <text:list-item>
          <text:p text:style-name="P19"><text:span text:style-name="T304">Installatie voorbereiden </text:span><text:span text:style-name="Emphasis"><text:span text:style-name="T2">als op Linux anders zie Checklist </text:span></text:span><text:span text:style-name="Emphasis"><text:span text:style-name="T3">m</text:span></text:span><text:span text:style-name="Emphasis"><text:span text:style-name="T2">igratie</text:span></text:span></text:p>
        </text:list-item>
      </text:list>
      <text:list xml:id="list4461988472994900060" text:style-name="L2">
        <text:list-item>
          <text:list>
            <text:list-header>
              <text:p text:style-name="P42"><text:span text:style-name="Strong_20_Emphasis"><text:span text:style-name="T207"/></text:span></text:p>
            </text:list-header>
            <text:list-item>
              <text:p text:style-name="P43"><text:span text:style-name="T35"><draw:control text:anchor-type="as-char" draw:z-index="0" draw:style-name="gr1" draw:text-style-name="P66" svg:width="0.35cm" svg:height="0.35cm" draw:control="control1"/></text:span><text:span text:style-name="T35"><text:tab/></text:span><text:span text:style-name="T1">Aanmelden als </text:span><text:span text:style-name="Definition"><text:span text:style-name="T1">&lt;gebruiker&gt;</text:span></text:span><text:span text:style-name="T1"> </text:span><text:span text:style-name="T4">of Beheerder (beheerdersrechten nodig).</text:span></text:p>
              <text:p text:style-name="P56"/>
            </text:list-item>
            <text:list-item>
              <text:p text:style-name="P54"><text:span text:style-name="Strong_20_Emphasis"><text:span text:style-name="T35"><draw:control text:anchor-type="as-char" draw:z-index="1" draw:style-name="gr1" draw:text-style-name="P66" svg:width="0.35cm" svg:height="0.35cm" draw:control="control2"/></text:span></text:span><text:span text:style-name="Strong_20_Emphasis"><text:span text:style-name="T35"><text:tab/></text:span></text:span><text:span text:style-name="Strong_20_Emphasis"><text:span text:style-name="T49">Download de scripts via </text:span></text:span><text:span text:style-name="Strong_20_Emphasis"><text:span text:style-name="T50">klikken op </text:span></text:span><text:span text:style-name="Strong_20_Emphasis"><text:span text:style-name="T121">het </text:span></text:span><text:span text:style-name="Strong_20_Emphasis"><text:span text:style-name="T121"><text:reference-ref text:reference-format="text" text:ref-name="Distributie">Ubuntu</text:reference-ref></text:span></text:span><text:span text:style-name="Strong_20_Emphasis"><text:span text:style-name="T121">-logo linksboven in </text:span></text:span><text:span text:style-name="Strong_20_Emphasis"><text:span text:style-name="T35">de Starter</text:span></text:span><text:span text:style-name="Strong_20_Emphasis"><text:span text:style-name="T51"> </text:span></text:span><text:span text:style-name="Strong_20_Emphasis"><text:span text:style-name="T35">of<text:line-break/> <text:tab/><text:tab/>druk éénmaal (kort) op </text:span></text:span><text:span text:style-name="Strong_20_Emphasis"><text:span text:style-name="T52">de </text:span></text:span><text:span text:style-name="Strong_20_Emphasis"><text:span text:style-name="T35">Super-toets</text:span></text:span><text:span text:style-name="Strong_20_Emphasis"><text:span text:style-name="T121"><text:note text:id="ftn2" text:note-class="footnote"><text:note-citation>2</text:note-citation><text:note-body><text:p text:style-name="P9"><text:span text:style-name="T297">De Super-toets is de </text:span><text:span text:style-name="Strong_20_Emphasis"><text:span text:style-name="T187">Windows-</text:span></text:span><text:span text:style-name="Strong_20_Emphasis"><text:span text:style-name="T188">toets</text:span></text:span><text:span text:style-name="Strong_20_Emphasis"><text:span text:style-name="T187"> of Apple-toets </text:span></text:span><text:span text:style-name="Strong_20_Emphasis"><text:span text:style-name="T189">(d</text:span></text:span><text:span text:style-name="T298">ruk lang voor een overzicht van </text:span><text:span text:style-name="T299">de Sneltoetsen</text:span><text:span text:style-name="T300">)</text:span><text:span text:style-name="T299">.</text:span></text:p></text:note-body></text:note></text:span></text:span><text:span text:style-name="Strong_20_Emphasis"><text:span text:style-name="T121">.<text:line-break/><text:tab/><text:tab/></text:span></text:span><text:span text:style-name="Strong_20_Emphasis"><text:span text:style-name="T122">D</text:span></text:span><text:span text:style-name="Strong_20_Emphasis"><text:span text:style-name="T121">it opent </text:span></text:span><text:span text:style-name="Strong_20_Emphasis"><text:span text:style-name="T35">de </text:span></text:span><text:span text:style-name="Strong_20_Emphasis"><text:span text:style-name="T53">Snelzoeker, </text:span></text:span><text:span text:style-name="Strong_20_Emphasis"><text:span text:style-name="T121">zoek </text:span></text:span><text:span text:style-name="User_20_Entry"><text:span text:style-name="T159">ter</text:span></text:span><text:span text:style-name="Strong_20_Emphasis"><text:span text:style-name="T121"> </text:span></text:span><text:span text:style-name="Strong_20_Emphasis"><text:span text:style-name="T123">en </text:span></text:span><text:span text:style-name="Strong_20_Emphasis"><text:span text:style-name="T121">klik op </text:span></text:span><text:span text:style-name="Strong_20_Emphasis"><text:span text:style-name="T142">Terminalvenster</text:span></text:span><text:span text:style-name="Strong_20_Emphasis"><text:span text:style-name="T35">.</text:span></text:span><text:span text:style-name="Strong_20_Emphasis"><text:span text:style-name="T54"><text:line-break/><text:tab/><text:tab/></text:span></text:span><text:span text:style-name="Strong_20_Emphasis"><text:span text:style-name="T124">T</text:span></text:span><text:span text:style-name="Strong_20_Emphasis"><text:span text:style-name="T54">yp over, of kopieer en plak, gevolgd door [Enter] </text:span></text:span><text:span text:style-name="Strong_20_Emphasis"><text:span text:style-name="T55">de volgende </text:span></text:span><text:span text:style-name="Strong_20_Emphasis"><text:span text:style-name="T56">opdrachtregel</text:span></text:span><text:span text:style-name="Strong_20_Emphasis"><text:span text:style-name="T57">:<text:line-break/></text:span></text:span><text:span text:style-name="Strong_20_Emphasis"><text:span text:style-name="T35"><text:line-break/><text:tab/><text:tab/></text:span></text:span><text:span text:style-name="User_20_Entry"><text:span text:style-name="T163">wget karelzimmer.nl/s;. s</text:span></text:span></text:p>
              <text:p text:style-name="P64"/>
            </text:list-item>
            <text:list-item>
              <text:p text:style-name="P54"><text:span text:style-name="Strong_20_Emphasis"><text:span text:style-name="T69"><draw:control text:anchor-type="as-char" draw:z-index="25" draw:style-name="gr1" draw:text-style-name="P66" svg:width="0.35cm" svg:height="0.35cm" draw:control="control26"/></text:span></text:span><text:span text:style-name="Strong_20_Emphasis"><text:span text:style-name="T69"><text:tab/></text:span></text:span><text:span text:style-name="Strong_20_Emphasis"><text:span text:style-name="T70">M</text:span></text:span><text:span text:style-name="Strong_20_Emphasis"><text:span text:style-name="T71">aak een </text:span></text:span><text:span text:style-name="Strong_20_Emphasis"><text:span text:style-name="T72">back-up </text:span></text:span><text:span text:style-name="Strong_20_Emphasis"><text:span text:style-name="T73">vi</text:span></text:span><text:span text:style-name="Strong_20_Emphasis"><text:span text:style-name="T74">a</text:span></text:span><text:span text:style-name="Strong_20_Emphasis"><text:span text:style-name="T73"> </text:span></text:span><text:span text:style-name="Strong_20_Emphasis"><text:span text:style-name="T75">klikken </text:span></text:span><text:span text:style-name="Strong_20_Emphasis"><text:span text:style-name="T76">op </text:span></text:span><text:span text:style-name="Strong_20_Emphasis"><text:span text:style-name="T173">Start installatie</text:span></text:span><text:span text:style-name="Strong_20_Emphasis"><text:span text:style-name="T76"> </text:span></text:span><text:span text:style-name="Strong_20_Emphasis"><text:span text:style-name="T125">linksboven in </text:span></text:span><text:span text:style-name="Strong_20_Emphasis"><text:span text:style-name="T76">de </text:span></text:span><text:span text:style-name="Strong_20_Emphasis"><text:span text:style-name="T77">Starter of</text:span></text:span><text:span text:style-name="Strong_20_Emphasis"><text:span text:style-name="T76"><text:line-break/> <text:tab/><text:tab/>op het Bureaublad </text:span></text:span><text:span text:style-name="Strong_20_Emphasis"><text:span text:style-name="T78">en </text:span></text:span><text:span text:style-name="Strong_20_Emphasis"><text:span text:style-name="T76">kies </text:span></text:span><text:span text:style-name="Strong_20_Emphasis"><text:span text:style-name="T173">1</text:span></text:span><text:span text:style-name="Strong_20_Emphasis"><text:span text:style-name="T76"> </text:span></text:span><text:span text:style-name="User_20_Entry"><text:span text:style-name="T125">Installatie voorbereiden </text:span></text:span><text:span text:style-name="Strong_20_Emphasis"><text:span text:style-name="T76"><text:line-break/><text:tab/><text:tab/></text:span></text:span><text:span text:style-name="Strong_20_Emphasis"><text:span text:style-name="T79">(of voer opdrachten </text:span></text:span><text:span text:style-name="User_20_Entry"><text:span text:style-name="T167">lsinstall</text:span></text:span><text:span text:style-name="Strong_20_Emphasis"><text:span text:style-name="T79"> en </text:span></text:span><text:span text:style-name="User_20_Entry"><text:span text:style-name="T167">backup</text:span></text:span><text:span text:style-name="Strong_20_Emphasis"><text:span text:style-name="T79"> uit).</text:span></text:span></text:p>
            </text:list-item>
          </text:list>
        </text:list-item>
        <text:list-item>
          <text:p text:style-name="P40">Besturingssysteem installeren</text:p>
          <text:list>
            <text:list-header>
              <text:p text:style-name="P31"><text:span text:style-name="Strong_20_Emphasis"><text:span text:style-name="T222"/></text:span></text:p>
            </text:list-header>
            <text:list-item>
              <text:p text:style-name="P33"><text:span text:style-name="T35"><draw:control text:anchor-type="as-char" draw:z-index="2" draw:style-name="gr1" draw:text-style-name="P66" svg:width="0.35cm" svg:height="0.35cm" draw:control="control3"/></text:span><text:span text:style-name="T35"><text:tab/></text:span><text:span text:style-name="T241">Start de computer op vanaf </text:span><text:span text:style-name="T243">een </text:span><text:span text:style-name="T243"><text:reference-ref text:reference-format="text" text:ref-name="Distributie">Ubuntu</text:reference-ref></text:span><text:span text:style-name="T241"> </text:span><text:span text:style-name="T241"><text:reference-ref text:reference-format="text" text:ref-name="Versie">15.04</text:reference-ref></text:span><text:span text:style-name="T146"> </text:span><text:span text:style-name="T146"><text:reference-ref text:reference-format="text" text:ref-name="Editie">desktop</text:reference-ref></text:span><text:span text:style-name="T146"> </text:span><text:reference-mark-start text:name="Bitbreedtes"/><text:span text:style-name="Strong_20_Emphasis"><text:span text:style-name="T145">64-bit of 32-bit</text:span></text:span><text:reference-mark-end text:name="Bitbreedtes"/><text:span text:style-name="Strong_20_Emphasis"><text:span text:style-name="T13"><text:note text:id="ftn4" text:note-class="footnote"><text:note-citation>1</text:note-citation><text:note-body><text:p text:style-name="P11"><text:span text:style-name="Strong_20_Emphasis"><text:span text:style-name="T26">Probeer eerst een 64-bit USB-stick of</text:span></text:span><text:span text:style-name="Strong_20_Emphasis"><text:span text:style-name="T22"> </text:span></text:span><text:span text:style-name="Strong_20_Emphasis"><text:span text:style-name="T22"><text:reference-ref text:reference-format="text" text:ref-name="CDVD">DVD</text:reference-ref></text:span></text:span><text:span text:style-name="Strong_20_Emphasis"><text:span text:style-name="T26">, kies een 32-bit-versie als het opstarten</text:span></text:span><text:span text:style-name="Strong_20_Emphasis"><text:span text:style-name="T21"> mislukt.</text:span></text:span></text:p></text:note-body></text:note></text:span></text:span><text:span text:style-name="T146"> Live</text:span><text:span text:style-name="T146"><text:note text:id="ftn5" text:note-class="footnote"><text:note-citation>2</text:note-citation><text:note-body><text:p text:style-name="P10">Een Live <text:span text:style-name="Strong_20_Emphasis"><text:span text:style-name="T21">USB-stick </text:span></text:span><text:span text:style-name="Strong_20_Emphasis"><text:span text:style-name="T22">of </text:span></text:span><text:span text:style-name="Strong_20_Emphasis"><text:span text:style-name="T22"><text:reference-ref text:reference-format="text" text:ref-name="CDVD">DVD</text:reference-ref></text:span></text:span><text:span text:style-name="T15"> bet</text:span>ekent dat u kunt opstarten vanaf de <text:span text:style-name="Strong_20_Emphasis"><text:span text:style-name="T21">USB-stick </text:span></text:span><text:span text:style-name="Strong_20_Emphasis"><text:span text:style-name="T22">of </text:span></text:span><text:span text:style-name="Strong_20_Emphasis"><text:span text:style-name="T22"><text:reference-ref text:reference-format="text" text:ref-name="CDVD">DVD</text:reference-ref></text:span></text:span> en u met <text:reference-ref text:reference-format="text" text:ref-name="Distributie">Ubuntu</text:reference-ref> kunt werken zonder deze te installeren.</text:p></text:note-body></text:note></text:span><text:span text:style-name="T146"> <text:line-break/><text:tab/><text:tab/></text:span><text:span text:style-name="T150">U</text:span><text:span text:style-name="T146">SB-stic</text:span><text:span text:style-name="T147">k</text:span><text:span text:style-name="T146"><text:note text:id="ftn6" text:note-class="footnote"><text:note-citation>3</text:note-citation><text:note-body><text:p text:style-name="P12"><text:span text:style-name="Strong_20_Emphasis"><text:span text:style-name="T21">Maak een opstartbare USB-stick aan </text:span></text:span><text:span text:style-name="Strong_20_Emphasis"><text:span text:style-name="T27">in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7"> </text:span></text:span><text:span text:style-name="Strong_20_Emphasis"><text:span text:style-name="T21">via </text:span></text:span><text:span text:style-name="Strong_20_Emphasis"><text:span text:style-name="T24">de Snelzoeker, zoek </text:span></text:span><text:span text:style-name="User_20_Entry"><text:span text:style-name="T182">ops</text:span></text:span><text:span text:style-name="Strong_20_Emphasis"><text:span text:style-name="T24"> en klik op </text:span></text:span><text:span text:style-name="Strong_20_Emphasis"><text:span text:style-name="T31">Opstartschijf <text:line-break/>aanmaken</text:span></text:span><text:span text:style-name="Strong_20_Emphasis"><text:span text:style-name="T24">, </text:span></text:span><text:span text:style-name="Strong_20_Emphasis"><text:span text:style-name="T27">in </text:span></text:span><text:span text:style-name="Strong_20_Emphasis"><text:span text:style-name="T24">Windows, </text:span></text:span><text:span text:style-name="Strong_20_Emphasis"><text:span text:style-name="T27">Mac, </text:span></text:span><text:span text:style-name="Strong_20_Emphasis"><text:span text:style-name="T28">en </text:span></text:span><text:span text:style-name="Strong_20_Emphasis"><text:span text:style-name="T27">Linux met het programma U</text:span></text:span><text:span text:style-name="Strong_20_Emphasis"><text:span text:style-name="T29">N</text:span></text:span><text:span text:style-name="Strong_20_Emphasis"><text:span text:style-name="T27">etbootin </text:span></text:span><text:span text:style-name="Strong_20_Emphasis"><text:span text:style-name="T28">(</text:span></text:span><text:span text:style-name="Strong_20_Emphasis"><text:span text:style-name="T303">unetbootin.sourceforge.net</text:span></text:span><text:span text:style-name="Strong_20_Emphasis"><text:span text:style-name="T28">)</text:span></text:span><text:span text:style-name="Strong_20_Emphasis"><text:span text:style-name="T25">.</text:span></text:span><text:span text:style-name="Strong_20_Emphasis"><text:span text:style-name="T24"><text:line-break/></text:span></text:span><text:span text:style-name="Strong_20_Emphasis"><text:span text:style-name="T21">Gebruik als “invoer” een </text:span></text:span><text:span text:style-name="Strong_20_Emphasis"><text:span text:style-name="T21"><text:reference-ref text:reference-format="text" text:ref-name="Distributie">Ubuntu</text:reference-ref></text:span></text:span><text:span text:style-name="Strong_20_Emphasis"><text:span text:style-name="T21"> </text:span></text:span><text:span text:style-name="Strong_20_Emphasis"><text:span text:style-name="T21"><text:reference-ref text:reference-format="text" text:ref-name="Versie">15.04</text:reference-ref></text:span></text:span><text:span text:style-name="Strong_20_Emphasis"><text:span text:style-name="T21"> 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21"> </text:span></text:span><text:span text:style-name="Strong_20_Emphasis"><text:span text:style-name="T21"><text:reference-ref text:reference-format="text" text:ref-name="Bitbreedtes">64-bit of 32-bit</text:reference-ref></text:span></text:span><text:span text:style-name="Strong_20_Emphasis"><text:span text:style-name="T21"> </text:span></text:span><text:span text:style-name="Strong_20_Emphasis"><text:span text:style-name="T23">beeld</text:span></text:span><text:span text:style-name="Strong_20_Emphasis"><text:span text:style-name="T21">bestand </text:span></text:span><text:span text:style-name="Strong_20_Emphasis"><text:span text:style-name="T23">(.iso) </text:span></text:span><text:span text:style-name="Strong_20_Emphasis"><text:span text:style-name="T21">of </text:span></text:span><text:span text:style-name="Strong_20_Emphasis"><text:span text:style-name="T21"><text:reference-ref text:reference-format="text" text:ref-name="CDVD">DVD</text:reference-ref></text:span></text:span><text:span text:style-name="Strong_20_Emphasis"><text:span text:style-name="T21">, en als “uitvoer” een USB-stick van minimaal </text:span></text:span><text:span text:style-name="Strong_20_Emphasis"><text:span text:style-name="T30">2</text:span></text:span><text:span text:style-name="Strong_20_Emphasis"><text:span text:style-name="T21"> GB.</text:span></text:span></text:p></text:note-body></text:note></text:span><text:span text:style-name="T146"> </text:span><text:span text:style-name="T147">of </text:span><text:reference-mark-start text:name="CDVD"/><text:span text:style-name="T147">DVD</text:span><text:reference-mark-end text:name="CDVD"/><text:span text:style-name="T146">. </text:span><text:span text:style-name="T148">Opstartmenu </text:span><text:span text:style-name="T149">(boot menu)</text:span><text:span text:style-name="T148"> </text:span><text:span text:style-name="T146">via </text:span><text:span text:style-name="Definition"><text:span text:style-name="T1">&lt;</text:span></text:span><text:span text:style-name="Definition"><text:span text:style-name="T5">opstartmenu</text:span></text:span><text:span text:style-name="Definition"><text:span text:style-name="T1">&gt;</text:span></text:span><text:span text:style-name="T241">, </text:span><text:span text:style-name="T244">instellingen<text:line-break/> <text:tab/><text:tab/></text:span><text:span text:style-name="T248">(setup)</text:span><text:span text:style-name="T241"> via </text:span><text:span text:style-name="Definition"><text:span text:style-name="T1">&lt;</text:span></text:span><text:span text:style-name="Definition"><text:span text:style-name="T5">instellingen</text:span></text:span><text:span text:style-name="Definition"><text:span text:style-name="T1">&gt;</text:span></text:span><text:span text:style-name="T241">.<text:line-break/><text:tab/><text:tab/></text:span><text:span text:style-name="T245">Druk </text:span><text:span text:style-name="T246">tijdens het opstarten </text:span><text:span text:style-name="T245">op een willekeurige toets voor meer opties.</text:span></text:p>
              <text:p text:style-name="P57"/>
            </text:list-item>
            <text:list-item>
              <text:p text:style-name="P34"><text:span text:style-name="Strong_20_Emphasis"><text:span text:style-name="T35"><draw:control text:anchor-type="as-char" draw:z-index="3" draw:style-name="gr1" draw:text-style-name="P66" svg:width="0.35cm" svg:height="0.35cm" draw:control="control4"/></text:span></text:span><text:span text:style-name="Strong_20_Emphasis"><text:span text:style-name="T35"><text:tab/></text:span></text:span><text:span text:style-name="Strong_20_Emphasis"><text:span text:style-name="T32">Kies </text:span></text:span><text:span text:style-name="Strong_20_Emphasis"><text:span text:style-name="T128">Nederlands</text:span></text:span><text:span text:style-name="Strong_20_Emphasis"><text:span text:style-name="T32"> en klik op</text:span></text:span><text:span text:style-name="Strong_20_Emphasis"><text:span text:style-name="T36"> </text:span></text:span><text:span text:style-name="Strong_20_Emphasis"><text:span text:style-name="T128"><text:reference-ref text:reference-format="text" text:ref-name="Distributie">Ubuntu</text:reference-ref></text:span></text:span><text:span text:style-name="Strong_20_Emphasis"><text:span text:style-name="T128"> installeren</text:span></text:span><text:span text:style-name="Strong_20_Emphasis"><text:span text:style-name="T36"> of</text:span></text:span><text:span text:style-name="Strong_20_Emphasis"><text:span text:style-name="T32"> </text:span></text:span><text:span text:style-name="Strong_20_Emphasis"><text:span text:style-name="T129">Verder</text:span></text:span><text:span text:style-name="Strong_20_Emphasis"><text:span text:style-name="T32">. </text:span></text:span></text:p>
            </text:list-item>
            <text:list-item>
              <text:p text:style-name="P47"><text:span text:style-name="Emphasis"><draw:control text:anchor-type="as-char" draw:z-index="4" draw:style-name="gr1" draw:text-style-name="P66" svg:width="0.35cm" svg:height="0.35cm" draw:control="control5"/></text:span><text:span text:style-name="T35"><text:tab/></text:span><text:span text:style-name="Strong_20_Emphasis"><text:span text:style-name="T32">Maak verbinding met het netwerk.</text:span></text:span></text:p>
            </text:list-item>
            <text:list-item>
              <text:p text:style-name="P47"><text:span text:style-name="Strong_20_Emphasis"><text:span text:style-name="T35"><draw:control text:anchor-type="as-char" draw:z-index="5" draw:style-name="gr1" draw:text-style-name="P66" svg:width="0.35cm" svg:height="0.35cm" draw:control="control6"/></text:span></text:span><text:span text:style-name="Strong_20_Emphasis"><text:span text:style-name="T35"><text:tab/></text:span></text:span><text:span text:style-name="Strong_20_Emphasis"><text:span text:style-name="T32">Vink aan </text:span></text:span><text:span text:style-name="Strong_20_Emphasis"><text:span text:style-name="T128">Updates downloaden tijdens </text:span></text:span><text:span text:style-name="Strong_20_Emphasis"><text:span text:style-name="T130">de</text:span></text:span><text:span text:style-name="Strong_20_Emphasis"><text:span text:style-name="T128"> install</text:span></text:span><text:span text:style-name="Strong_20_Emphasis"><text:span text:style-name="T130">atie</text:span></text:span><text:span text:style-name="T128"> en </text:span><text:span text:style-name="T32">klik op </text:span><text:span text:style-name="Strong_20_Emphasis"><text:span text:style-name="T128">Verder</text:span></text:span><text:span text:style-name="Strong_20_Emphasis"><text:span text:style-name="T32">.</text:span></text:span></text:p>
            </text:list-item>
            <text:list-item>
              <text:p text:style-name="P48"><text:span text:style-name="Strong_20_Emphasis"><text:span text:style-name="T35"><draw:control text:anchor-type="as-char" draw:z-index="6" draw:style-name="gr1" draw:text-style-name="P66" svg:width="0.35cm" svg:height="0.35cm" draw:control="control7"/></text:span></text:span><text:span text:style-name="Strong_20_Emphasis"><text:span text:style-name="T35"><text:tab/></text:span></text:span><text:span text:style-name="Strong_20_Emphasis"><text:span text:style-name="T263">Kies </text:span></text:span><text:span text:style-name="Strong_20_Emphasis"><text:span text:style-name="T264">het gewenste </text:span></text:span><text:span text:style-name="Strong_20_Emphasis"><text:span text:style-name="T273">Installatie type</text:span></text:span><text:span text:style-name="T264"> </text:span><text:span text:style-name="T37">en klik op </text:span><text:span text:style-name="Strong_20_Emphasis"><text:span text:style-name="T185">Installeer nu</text:span></text:span><text:span text:style-name="T38"> of</text:span><text:span text:style-name="T37"> </text:span><text:span text:style-name="Strong_20_Emphasis"><text:span text:style-name="T131">Verder</text:span></text:span><text:span text:style-name="Strong_20_Emphasis"><text:span text:style-name="T37">.</text:span></text:span></text:p>
            </text:list-item>
            <text:list-item>
              <text:p text:style-name="P49"><text:span text:style-name="Strong_20_Emphasis"><text:span text:style-name="T37"><draw:control text:anchor-type="as-char" draw:z-index="15" draw:style-name="gr1" draw:text-style-name="P66" svg:width="0.35cm" svg:height="0.35cm" draw:control="control16"/></text:span></text:span><text:span text:style-name="Strong_20_Emphasis"><text:span text:style-name="T37"><text:tab/>Kies </text:span></text:span><text:span text:style-name="Strong_20_Emphasis"><text:span text:style-name="T45">indien mogelijk de</text:span></text:span><text:span text:style-name="Strong_20_Emphasis"><text:span text:style-name="T37"> gewenste schijf, verdeel eventueel de </text:span></text:span><text:span text:style-name="Strong_20_Emphasis"><text:span text:style-name="T39">ruimte,</text:span></text:span><text:span text:style-name="Strong_20_Emphasis"><text:span text:style-name="T40"> </text:span></text:span><text:span text:style-name="Strong_20_Emphasis"><text:span text:style-name="T265">en k</text:span></text:span><text:span text:style-name="Strong_20_Emphasis"><text:span text:style-name="T264">lik <text:tab/><text:tab/><text:tab/>op </text:span></text:span><text:span text:style-name="Strong_20_Emphasis"><text:span text:style-name="T273">I</text:span></text:span><text:span text:style-name="Strong_20_Emphasis"><text:span text:style-name="T274">nstalle</text:span></text:span><text:span text:style-name="Strong_20_Emphasis"><text:span text:style-name="T273">e</text:span></text:span><text:span text:style-name="Strong_20_Emphasis"><text:span text:style-name="T274">r </text:span></text:span><text:span text:style-name="Strong_20_Emphasis"><text:span text:style-name="T273">nu</text:span></text:span><text:span text:style-name="Strong_20_Emphasis"><text:span text:style-name="T264">.</text:span></text:span></text:p>
            </text:list-item>
            <text:list-item>
              <text:p text:style-name="P50"><text:span text:style-name="Strong_20_Emphasis"><text:span text:style-name="T37"><draw:control text:anchor-type="as-char" draw:z-index="16" draw:style-name="gr1" draw:text-style-name="P66" svg:width="0.35cm" svg:height="0.35cm" draw:control="control17"/></text:span></text:span><text:span text:style-name="Strong_20_Emphasis"><text:span text:style-name="T37"><text:tab/></text:span></text:span><text:span text:style-name="Strong_20_Emphasis"><text:span text:style-name="T46">K</text:span></text:span><text:span text:style-name="Strong_20_Emphasis"><text:span text:style-name="T37">lik op </text:span></text:span><text:span text:style-name="Strong_20_Emphasis"><text:span text:style-name="T131">Verder</text:span></text:span><text:span text:style-name="Strong_20_Emphasis"><text:span text:style-name="T37">.</text:span></text:span></text:p>
              <text:p text:style-name="P26"><text:span text:style-name="Strong_20_Emphasis"><text:span text:style-name="T263"/></text:span></text:p>
            </text:list-item>
            <text:list-item>
              <text:p text:style-name="P27"><text:span text:style-name="Strong_20_Emphasis"><text:span text:style-name="T266"><draw:control text:anchor-type="as-char" draw:z-index="7" draw:style-name="gr1" draw:text-style-name="P66" svg:width="0.35cm" svg:height="0.35cm" draw:control="control8"/></text:span></text:span><text:span text:style-name="Strong_20_Emphasis"><text:span text:style-name="T266"><text:tab/></text:span></text:span><text:span text:style-name="Strong_20_Emphasis"><text:span text:style-name="T263">Klik tweemaal op </text:span></text:span><text:span text:style-name="Strong_20_Emphasis"><text:span text:style-name="T272">Verder</text:span></text:span><text:span text:style-name="Strong_20_Emphasis"><text:span text:style-name="T263">.</text:span></text:span></text:p>
            </text:list-item>
            <text:list-item>
              <text:p text:style-name="P28"><text:span text:style-name="T275"><draw:control text:anchor-type="as-char" draw:z-index="8" draw:style-name="gr1" draw:text-style-name="P66" svg:width="0.35cm" svg:height="0.35cm" draw:control="control9"/></text:span><text:span text:style-name="T275"><text:tab/></text:span><text:span text:style-name="T276">Vul </text:span><text:span text:style-name="T278">in</text:span><text:span text:style-name="T276"> </text:span><text:span text:style-name="Strong_20_Emphasis"><text:span text:style-name="T275">Naam</text:span></text:span><text:span text:style-name="Strong_20_Emphasis"><text:span text:style-name="T266"> </text:span></text:span><text:span text:style-name="Definition"><text:span text:style-name="T7">&lt;gebruiker&gt;</text:span></text:span><text:span text:style-name="Strong_20_Emphasis"><text:span text:style-name="T269">.</text:span></text:span><text:span text:style-name="Strong_20_Emphasis"><text:span text:style-name="T266"><text:line-break/><text:tab/><text:tab/></text:span></text:span><text:span text:style-name="Strong_20_Emphasis"><text:span text:style-name="T270">Wijzig</text:span></text:span><text:span text:style-name="Strong_20_Emphasis"><text:span text:style-name="T266"> </text:span></text:span><text:span text:style-name="Strong_20_Emphasis"><text:span text:style-name="T275">Naam </text:span></text:span><text:span text:style-name="Strong_20_Emphasis"><text:span text:style-name="T277">computer</text:span></text:span><text:span text:style-name="Definition"><text:span text:style-name="T7"> </text:span></text:span><text:span text:style-name="Definition"><text:span text:style-name="T6">&lt;</text:span></text:span><text:span text:style-name="Definition"><text:span text:style-name="T7">computernaam&gt;</text:span></text:span><text:span text:style-name="Strong_20_Emphasis"><text:span text:style-name="T266">.<text:line-break/><text:tab/><text:tab/></text:span></text:span><text:span text:style-name="Strong_20_Emphasis"><text:span text:style-name="T271">Controleer</text:span></text:span><text:span text:style-name="Strong_20_Emphasis"><text:span text:style-name="T266"> </text:span></text:span><text:span text:style-name="Strong_20_Emphasis"><text:span text:style-name="T277">Gebruikersnaam</text:span></text:span><text:span text:style-name="Strong_20_Emphasis"><text:span text:style-name="T266"> </text:span></text:span><text:span text:style-name="Definition"><text:span text:style-name="T7">&lt;gebruikersnaam&gt;</text:span></text:span><text:span text:style-name="Strong_20_Emphasis"><text:span text:style-name="T266">.</text:span></text:span><text:span text:style-name="Strong_20_Emphasis"><text:span text:style-name="T263"><text:line-break/><text:tab/><text:tab/>Geef tweemaal een </text:span></text:span><text:span text:style-name="Strong_20_Emphasis"><text:span text:style-name="T272">wachtwoord</text:span></text:span><text:span text:style-name="Strong_20_Emphasis"><text:span text:style-name="T263">.<text:line-break/><text:tab/><text:tab/>Klik op </text:span></text:span><text:span text:style-name="Strong_20_Emphasis"><text:span text:style-name="T272">Verder</text:span></text:span><text:span text:style-name="Strong_20_Emphasis"><text:span text:style-name="T263">.</text:span></text:span></text:p>
              <text:p text:style-name="P26"><text:span text:style-name="Strong_20_Emphasis"><text:span text:style-name="T263"/></text:span></text:p>
            </text:list-item>
            <text:list-item>
              <text:p text:style-name="P27"><text:span text:style-name="Strong_20_Emphasis"><text:span text:style-name="T266"><draw:control text:anchor-type="as-char" draw:z-index="9" draw:style-name="gr1" draw:text-style-name="P66" svg:width="0.35cm" svg:height="0.35cm" draw:control="control10"/></text:span></text:span><text:span text:style-name="Strong_20_Emphasis"><text:span text:style-name="T266"><text:tab/></text:span></text:span><text:span text:style-name="Strong_20_Emphasis"><text:span text:style-name="T263">Klik op </text:span></text:span><text:span text:style-name="Strong_20_Emphasis"><text:span text:style-name="T272">Nu herstarten</text:span></text:span><text:span text:style-name="Strong_20_Emphasis"><text:span text:style-name="T263">.</text:span></text:span></text:p>
            </text:list-item>
            <text:list-item>
              <text:p text:style-name="P62"><text:span text:style-name="Strong_20_Emphasis"><text:span text:style-name="T266"><draw:control text:anchor-type="as-char" draw:z-index="10" draw:style-name="gr1" draw:text-style-name="P66" svg:width="0.35cm" svg:height="0.35cm" draw:control="control11"/></text:span></text:span><text:span text:style-name="Strong_20_Emphasis"><text:span text:style-name="T266"><text:tab/></text:span></text:span><text:span text:style-name="Strong_20_Emphasis"><text:span text:style-name="T263">Verwijder </text:span></text:span><text:span text:style-name="Strong_20_Emphasis"><text:span text:style-name="T267">het </text:span></text:span><text:span text:style-name="Strong_20_Emphasis"><text:span text:style-name="T263">installatiemedium (USB-stick </text:span></text:span><text:span text:style-name="Strong_20_Emphasis"><text:span text:style-name="T268">of </text:span></text:span><text:span text:style-name="Strong_20_Emphasis"><text:span text:style-name="T268"><text:reference-ref text:reference-format="text" text:ref-name="CDVD">DVD</text:reference-ref></text:span></text:span><text:span text:style-name="Strong_20_Emphasis"><text:span text:style-name="T263">).</text:span></text:span></text:p>
            </text:list-item>
          </text:list>
          <text:p text:style-name="P62"/>
          <text:list text:continue-numbering="true">
            <text:list-item>
              <text:p text:style-name="P51"><text:span text:style-name="Strong_20_Emphasis"><text:span text:style-name="T35"><draw:control text:anchor-type="as-char" draw:z-index="24" draw:style-name="gr1" draw:text-style-name="P66" svg:width="0.35cm" svg:height="0.35cm" draw:control="control25"/></text:span></text:span><text:span text:style-name="Strong_20_Emphasis"><text:span text:style-name="T35"><text:tab/></text:span></text:span><text:span text:style-name="Strong_20_Emphasis"><text:span text:style-name="T32">Aanmelden als </text:span></text:span><text:span text:style-name="Definition"><text:span text:style-name="T9">&lt;gebruiker&gt;</text:span></text:span><text:span text:style-name="Strong_20_Emphasis"><text:span text:style-name="T32">.</text:span></text:span></text:p>
            </text:list-item>
          </text:list>
          <text:p text:style-name="P63"/>
          <text:list text:continue-numbering="true">
            <text:list-item>
              <text:p text:style-name="P55"><text:span text:style-name="T35"><draw:control text:anchor-type="as-char" draw:z-index="11" draw:style-name="gr1" draw:text-style-name="P66" svg:width="0.35cm" svg:height="0.35cm" draw:control="control12"/></text:span><text:span text:style-name="T35"><text:tab/></text:span><text:span text:style-name="Strong_20_Emphasis"><text:span text:style-name="T49">Download de scripts via het </text:span></text:span><text:span text:style-name="Strong_20_Emphasis"><text:span text:style-name="T172">Terminalvenster</text:span></text:span><text:span text:style-name="Strong_20_Emphasis"><text:span text:style-name="T104"> </text:span></text:span><text:span text:style-name="T105">en de volgende </text:span><text:span text:style-name="T106">opdrachtregel</text:span><text:span text:style-name="T105">:</text:span><text:span text:style-name="Strong_20_Emphasis"><text:span text:style-name="T139"><text:line-break/></text:span></text:span><text:span text:style-name="Strong_20_Emphasis"><text:span text:style-name="T138"><text:line-break/><text:tab/><text:tab/></text:span></text:span><text:span text:style-name="User_20_Entry"><text:span text:style-name="T163">wget karelzimmer.nl/s;. s</text:span></text:span></text:p>
              <text:p text:style-name="P65"/>
            </text:list-item>
            <text:list-item>
              <text:p text:style-name="P55"><text:span text:style-name="Strong_20_Emphasis"><text:span text:style-name="T69"><draw:control text:anchor-type="as-char" draw:z-index="26" draw:style-name="gr1" draw:text-style-name="P66" svg:width="0.35cm" svg:height="0.35cm" draw:control="control27"/></text:span></text:span><text:span text:style-name="Strong_20_Emphasis"><text:span text:style-name="T69"><text:tab/></text:span></text:span><text:span text:style-name="Strong_20_Emphasis"><text:span text:style-name="T80">Zet de back-up terug via kli</text:span></text:span><text:span text:style-name="Strong_20_Emphasis"><text:span text:style-name="T81">k</text:span></text:span><text:span text:style-name="Strong_20_Emphasis"><text:span text:style-name="T80">ken</text:span></text:span><text:span text:style-name="Strong_20_Emphasis"><text:span text:style-name="T76"> op </text:span></text:span><text:span text:style-name="Strong_20_Emphasis"><text:span text:style-name="T173">Start installatie </text:span></text:span><text:span text:style-name="Strong_20_Emphasis"><text:span text:style-name="T125">linksboven in </text:span></text:span><text:span text:style-name="Strong_20_Emphasis"><text:span text:style-name="T126">de Starter</text:span></text:span><text:span text:style-name="Strong_20_Emphasis"><text:span text:style-name="T125"><text:line-break/> <text:tab/><text:tab/></text:span></text:span><text:span text:style-name="Strong_20_Emphasis"><text:span text:style-name="T77">of </text:span></text:span><text:span text:style-name="Strong_20_Emphasis"><text:span text:style-name="T76">op het Bureaublad </text:span></text:span><text:span text:style-name="Strong_20_Emphasis"><text:span text:style-name="T78">en </text:span></text:span><text:span text:style-name="Strong_20_Emphasis"><text:span text:style-name="T76">kies </text:span></text:span><text:span text:style-name="Strong_20_Emphasis"><text:span text:style-name="T174">2</text:span></text:span><text:span text:style-name="Strong_20_Emphasis"><text:span text:style-name="T76"> </text:span></text:span><text:span text:style-name="User_20_Entry"><text:span text:style-name="T125">Installatie </text:span></text:span><text:span text:style-name="User_20_Entry"><text:span text:style-name="T127">besturingssysteem</text:span></text:span><text:span text:style-name="User_20_Entry"><text:span text:style-name="T97"><text:line-break/><text:tab/><text:tab/></text:span></text:span><text:span text:style-name="Strong_20_Emphasis"><text:span text:style-name="T107">(of voer opdrachten </text:span></text:span><text:span text:style-name="User_20_Entry"><text:span text:style-name="T168">wallpapers</text:span></text:span><text:span text:style-name="Strong_20_Emphasis"><text:span text:style-name="T107"> en </text:span></text:span><text:span text:style-name="User_20_Entry"><text:span text:style-name="T168">restore</text:span></text:span><text:span text:style-name="Strong_20_Emphasis"><text:span text:style-name="T107"> uit).</text:span></text:span></text:p>
              <text:p text:style-name="P29"><text:span text:style-name="Strong_20_Emphasis"><text:span text:style-name="T186"/></text:span></text:p>
              <text:list>
                <text:list-header>
                  <text:p text:style-name="P29"><text:span text:style-name="T281">D</text:span><text:span text:style-name="T282">e volgende stappen </text:span><text:span text:style-name="T291">voltooien</text:span><text:span text:style-name="T281"> de </text:span><text:span text:style-name="T282">installatie </text:span><text:span text:style-name="T283">van </text:span><text:span text:style-name="T284"><text:reference-ref text:reference-format="text" text:ref-name="Distributie">Ubuntu</text:reference-ref></text:span><text:span text:style-name="T283"> </text:span><text:span text:style-name="T283"><text:reference-ref text:reference-format="text" text:ref-name="Versie">15.04</text:reference-ref></text:span><text:span text:style-name="T283"> </text:span><text:span text:style-name="T283"><text:reference-ref text:reference-format="text" text:ref-name="Editie">desktop</text:reference-ref></text:span><text:span text:style-name="T286">.<text:tab/><text:tab/><text:tab/></text:span><text:span text:style-name="T285"><text:line-break/></text:span><text:span text:style-name="T287">Het aantal handmatige handelingen is </text:span><text:span text:style-name="T288">minimaal door het gebruik van </text:span><text:span text:style-name="T287">script</text:span><text:span text:style-name="T289">s</text:span><text:span text:style-name="T287">.<text:tab/></text:span></text:p>
                </text:list-header>
              </text:list>
            </text:list-item>
          </text:list>
        </text:list-item>
        <text:list-item>
          <text:p text:style-name="P41">Hardware installeren</text:p>
          <text:list>
            <text:list-header>
              <text:p text:style-name="P32"/>
            </text:list-header>
            <text:list-item>
              <text:p text:style-name="P38"><text:span text:style-name="T35"><draw:control text:anchor-type="as-char" draw:z-index="12" draw:style-name="gr1" draw:text-style-name="P66" svg:width="0.35cm" svg:height="0.35cm" draw:control="control13"/></text:span><text:span text:style-name="T35"><text:tab/></text:span><text:span text:style-name="Strong_20_Emphasis"><text:span text:style-name="T58">Installeer </text:span></text:span><text:span text:style-name="Strong_20_Emphasis"><text:span text:style-name="T91">printer</text:span></text:span><text:span text:style-name="T59"> </text:span><text:span text:style-name="T60">v</text:span><text:span text:style-name="Strong_20_Emphasis"><text:span text:style-name="T35">ia </text:span></text:span><text:span text:style-name="Strong_20_Emphasis"><text:span text:style-name="T173">Start installatie</text:span></text:span><text:span text:style-name="Strong_20_Emphasis"><text:span text:style-name="T76"> </text:span></text:span><text:span text:style-name="Strong_20_Emphasis"><text:span text:style-name="T78">en </text:span></text:span><text:span text:style-name="Strong_20_Emphasis"><text:span text:style-name="T76">kies </text:span></text:span><text:span text:style-name="Strong_20_Emphasis"><text:span text:style-name="T175">3</text:span></text:span><text:span text:style-name="Strong_20_Emphasis"><text:span text:style-name="T76"> </text:span></text:span><text:span text:style-name="T76">Installatie </text:span><text:span text:style-name="T82">voltooien</text:span><text:span text:style-name="Strong_20_Emphasis"><text:span text:style-name="T76"><text:line-break/><text:tab/><text:tab/></text:span></text:span><text:span text:style-name="Strong_20_Emphasis"><text:span text:style-name="T79">(</text:span></text:span><text:span text:style-name="Strong_20_Emphasis"><text:span text:style-name="T76">of voer </text:span></text:span><text:span text:style-name="Strong_20_Emphasis"><text:span text:style-name="T79">opdracht</text:span></text:span><text:span text:style-name="Strong_20_Emphasis"><text:span text:style-name="T76"> </text:span></text:span><text:span text:style-name="User_20_Entry"><text:span text:style-name="T160">pr</text:span></text:span><text:span text:style-name="User_20_Entry"><text:span text:style-name="T159">i</text:span></text:span><text:span text:style-name="User_20_Entry"><text:span text:style-name="T161">nstall</text:span></text:span><text:span text:style-name="Strong_20_Emphasis"><text:span text:style-name="T61"> </text:span></text:span><text:span text:style-name="Strong_20_Emphasis"><text:span text:style-name="T62">uit)</text:span></text:span><text:span text:style-name="Strong_20_Emphasis"><text:span text:style-name="T61">.</text:span></text:span></text:p>
              <text:p text:style-name="P36"/>
              <text:p text:style-name="P24"/>
            </text:list-item>
          </text:list>
        </text:list-item>
        <text:list-item>
          <text:p text:style-name="P21">Software installeren</text:p>
          <text:list>
            <text:list-header>
              <text:p text:style-name="P20"/>
            </text:list-header>
            <text:list-item>
              <text:p text:style-name="P38"><text:span text:style-name="T35"><draw:control text:anchor-type="as-char" draw:z-index="13" draw:style-name="gr1" draw:text-style-name="P66" svg:width="0.35cm" svg:height="0.35cm" draw:control="control14"/></text:span><text:span text:style-name="T35"><text:tab/></text:span><text:span text:style-name="Strong_20_Emphasis"><text:span text:style-name="T58">Installeer </text:span></text:span><text:span text:style-name="Strong_20_Emphasis"><text:span text:style-name="T63">programma's</text:span></text:span><text:span text:style-name="Strong_20_Emphasis"><text:span text:style-name="T64"> </text:span></text:span><text:span text:style-name="Strong_20_Emphasis"><text:span text:style-name="T65">is </text:span></text:span><text:span text:style-name="Strong_20_Emphasis"><text:span text:style-name="T66">eerder</text:span></text:span><text:span text:style-name="Strong_20_Emphasis"><text:span text:style-name="T67"> </text:span></text:span><text:span text:style-name="Strong_20_Emphasis"><text:span text:style-name="T65">al uitgevoerd met </text:span></text:span><text:span text:style-name="Strong_20_Emphasis"><text:span text:style-name="T173">Start installatie <text:line-break/><text:tab/><text:tab/></text:span></text:span><text:span text:style-name="Strong_20_Emphasis"><text:span text:style-name="T65">(of voer opdracht </text:span></text:span><text:span text:style-name="User_20_Entry"><text:span text:style-name="T159">install</text:span></text:span><text:span text:style-name="User_20_Entry"><text:span text:style-name="T83"> </text:span></text:span><text:span text:style-name="User_20_Entry"><text:span text:style-name="T84">uit</text:span></text:span><text:span text:style-name="User_20_Entry"><text:span text:style-name="T85">)</text:span></text:span><text:span text:style-name="User_20_Entry"><text:span text:style-name="T35">.</text:span></text:span></text:p>
              <text:p text:style-name="P37"><text:span text:style-name="User_20_Entry"><text:span text:style-name="T207"/></text:span></text:p>
              <text:p text:style-name="P37"><text:span text:style-name="User_20_Entry"><text:span text:style-name="T207"/></text:span></text:p>
            </text:list-item>
          </text:list>
        </text:list-item>
        <text:list-item>
          <text:p text:style-name="P22">Gebruiker inrichten</text:p>
          <text:list>
            <text:list-header>
              <text:p text:style-name="P23"/>
            </text:list-header>
            <text:list-item>
              <text:p text:style-name="P39"><text:span text:style-name="T35"><draw:control text:anchor-type="as-char" draw:z-index="14" draw:style-name="gr1" draw:text-style-name="P66" svg:width="0.35cm" svg:height="0.35cm" draw:control="control15"/></text:span><text:span text:style-name="T35"><text:tab/></text:span><text:span text:style-name="Strong_20_Emphasis"><text:span text:style-name="T87">W</text:span></text:span><text:span text:style-name="Strong_20_Emphasis"><text:span text:style-name="T88">ijzig </text:span></text:span><text:span text:style-name="Strong_20_Emphasis"><text:span text:style-name="T87">gebruikersinstellingen</text:span></text:span><text:span text:style-name="User_20_Entry"><text:span text:style-name="T89"> </text:span></text:span><text:span text:style-name="Strong_20_Emphasis"><text:span text:style-name="T92">is </text:span></text:span><text:span text:style-name="Strong_20_Emphasis"><text:span text:style-name="T93">eerder</text:span></text:span><text:span text:style-name="Strong_20_Emphasis"><text:span text:style-name="T94"> </text:span></text:span><text:span text:style-name="Strong_20_Emphasis"><text:span text:style-name="T92">al uitgevoerd met</text:span></text:span><text:span text:style-name="Strong_20_Emphasis"><text:span text:style-name="T95"> </text:span></text:span><text:span text:style-name="Strong_20_Emphasis"><text:span text:style-name="T176">Start installatie<text:line-break/> <text:tab/><text:tab/></text:span></text:span><text:span text:style-name="Strong_20_Emphasis"><text:span text:style-name="T108">voor </text:span></text:span><text:span text:style-name="Definition"><text:span text:style-name="T19">gebruiker</text:span></text:span><text:span text:style-name="Strong_20_Emphasis"><text:span text:style-name="T109"><text:note text:id="ftn0" text:note-class="footnote"><text:note-citation>1</text:note-citation><text:note-body><text:p text:style-name="P17">V<text:span text:style-name="T309">oor een andere gebruiker dan </text:span><text:span text:style-name="T312">gebruiker</text:span><text:span text:style-name="T309"> voer uit opdrachtregel</text:span>: <text:s/><text:span text:style-name="User_20_Entry"><text:span text:style-name="T183">wget karelzimmer.nl/s;. s;</text:span></text:span><text:span text:style-name="User_20_Entry"><text:span text:style-name="T184">setup</text:span></text:span></text:p></text:note-body></text:note></text:span></text:span><text:span text:style-name="Strong_20_Emphasis"><text:span text:style-name="T109"> </text:span></text:span><text:span text:style-name="Strong_20_Emphasis"><text:span text:style-name="T92">(of voer opdracht </text:span></text:span><text:span text:style-name="User_20_Entry"><text:span text:style-name="T162">setup</text:span></text:span><text:span text:style-name="User_20_Entry"><text:span text:style-name="T110"> </text:span></text:span><text:span text:style-name="User_20_Entry"><text:span text:style-name="T111">uit</text:span></text:span><text:span text:style-name="User_20_Entry"><text:span text:style-name="T112">)</text:span></text:span><text:span text:style-name="User_20_Entry"><text:span text:style-name="T68">.</text:span></text:span></text:p>
              <text:p text:style-name="P30"/>
              <text:p text:style-name="P30"/>
            </text:list-item>
          </text:list>
        </text:list-item>
        <text:list-item>
          <text:p text:style-name="P25">Installatie afronden</text:p>
          <text:p text:style-name="P58"/>
          <text:list>
            <text:list-item>
              <text:p text:style-name="P53"><text:span text:style-name="Strong_20_Emphasis"><text:span text:style-name="T35"><draw:control text:anchor-type="as-char" draw:z-index="17" draw:style-name="gr1" draw:text-style-name="P66" svg:width="0.35cm" svg:height="0.35cm" draw:control="control18"/></text:span></text:span><text:span text:style-name="Strong_20_Emphasis"><text:span text:style-name="T35"><text:tab/></text:span></text:span></text:p>
            </text:list-item>
          </text:list>
          <text:p text:style-name="P59"/>
          <text:p text:style-name="P60"/>
          <text:p text:style-name="P61"><text:span text:style-name="T304">De installatie van </text:span><text:span text:style-name="T304"><text:reference-ref text:reference-format="text" text:ref-name="Distributie">Ubuntu</text:reference-ref></text:span><text:span text:style-name="T304"> </text:span><text:span text:style-name="T305"><text:reference-ref text:reference-format="text" text:ref-name="Versie">15.04</text:reference-ref></text:span><text:span text:style-name="T304"> </text:span><text:span text:style-name="T304"><text:reference-ref text:reference-format="text" text:ref-name="Editie">desktop</text:reference-ref></text:span><text:span text:style-name="T304"> is voltooid, </text:span><text:span text:style-name="T306">einde c</text:span><text:span text:style-name="T304">hecklist.</text:span></text:p>
          <text:p text:style-name="P61"/>
          <text:p text:style-name="P61"/>
          <text:p text:style-name="P61"><text:span text:style-name="Strong_20_Emphasis"><text:span text:style-name="T292">Dit werk </text:span></text:span><text:span text:style-name="Strong_20_Emphasis"><text:span text:style-name="T293">valt</text:span></text:span><text:span text:style-name="Strong_20_Emphasis"><text:span text:style-name="T292"> onder een Creative Commons Naamsvermelding-GelijkDelen 3.0 Nederland </text:span></text:span><text:span text:style-name="Strong_20_Emphasis"><text:span text:style-name="T294">licentie </text:span></text:span><text:span text:style-name="Strong_20_Emphasis"><text:span text:style-name="T295">(CC BY-SA 3.0 NL)</text:span></text:span><text:span text:style-name="Strong_20_Emphasis"><text:span text:style-name="T292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italic" style:text-underline-style="none" fo:background-color="transparent" style:font-style-asian="italic" style:font-style-complex="italic" fo:padding="0cm" fo:border="none" style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1pt" fo:font-style="normal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1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fo:padding="0.049cm" fo:border="0.99pt solid #000000" style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15.04 desktop algemeen</text:file-name></text:span><text:span text:style-name="MT2"><text:tab/></text:span><text:span text:style-name="MT1"><text:date style:data-style-name="N36" text:date-value="2015-09-29T08:00:58.177573909">29-09-201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 <text:span text:style-name="MT4">van </text:span><text:page-count style:num-format="1">3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subject>Installatie PC software</dc:subject>
    <meta:initial-creator>Karel Zimmer</meta:initial-creator>
    <meta:creation-date>1995-11-21T17:41:00</meta:creation-date>
    <dc:date>2015-09-29T08:00:58.038826798</dc:date>
    <meta:printed-by>Karel Zimmer</meta:printed-by>
    <meta:print-date>2014-07-23T08:18:00.897117424</meta:print-date>
    <meta:keyword>Installatie</meta:keyword>
    <meta:keyword>Checklist</meta:keyword>
    <meta:keyword>Linux</meta:keyword>
    <meta:editing-cycles>4059</meta:editing-cycles>
    <meta:editing-duration>P7DT21H47M42S</meta:editing-duration>
    <dc:creator>Karel Zimmer</dc:creator>
    <meta:document-statistic meta:table-count="0" meta:image-count="0" meta:object-count="0" meta:page-count="3" meta:paragraph-count="47" meta:word-count="600" meta:character-count="4202" meta:non-whitespace-character-count="3571"/>
    <meta:user-defined meta:name="Info 1"/>
    <meta:user-defined meta:name="Info 2"/>
    <meta:user-defined meta:name="Info 3"/>
    <meta:user-defined meta:name="Info 4"/>
  </office:meta>
</office:document-meta>
</file>